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hold_speedup_priority" table:style-name="ta1">
        <table:shapes>
          <draw:frame draw:z-index="0" draw:style-name="gr1" draw:text-style-name="P1" svg:width="159.99mm" svg:height="90.05mm" svg:x="37.35mm" svg:y="61.09mm">
            <loext:p draw:notify-on-update-of-ranges="phold_speedup_priority.F2:phold_speedup_priority.F2 phold_speedup_priority.I2:phold_speedup_priority.I10 phold_speedup_priority.G2:phold_speedup_priority.G10 phold_speedup_priority.K2:phold_speedup_priority.K2 phold_speedup_priority.N2:phold_speedup_priority.N10 phold_speedup_priority.L2:phold_speedup_priority.L10 phold_speedup_priority.P1:phold_speedup_priority.P1 phold_speedup_priority.Z2:phold_speedup_priority.Z10 phold_speedup_priority.X2:phold_speedup_priority.X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% priority</text:p>
          </table:table-cell>
          <table:table-cell office:value-type="string" calcext:value-type="string">
            <text:p>time-elapsed (seconds)</text:p>
          </table:table-cell>
          <table:table-cell table:number-columns-repeated="2"/>
          <table:table-cell office:value-type="string" calcext:value-type="string">
            <text:p>simtype</text:p>
          </table:table-cell>
          <table:table-cell office:value-type="string" calcext:value-type="string">
            <text:p>% priority</text:p>
          </table:table-cell>
          <table:table-cell office:value-type="string" calcext:value-type="string">
            <text:p>time-elapsed (seconds)</text:p>
          </table:table-cell>
          <table:table-cell table:number-columns-repeated="2"/>
          <table:table-cell office:value-type="string" calcext:value-type="string">
            <text:p>simtype</text:p>
          </table:table-cell>
          <table:table-cell office:value-type="string" calcext:value-type="string">
            <text:p>% priority</text:p>
          </table:table-cell>
          <table:table-cell office:value-type="string" calcext:value-type="string">
            <text:p>time-elapsed (seconds)</text:p>
          </table:table-cell>
          <table:table-cell table:number-columns-repeated="2"/>
          <table:table-cell office:value-type="string" calcext:value-type="string">
            <text:p>adevs</text:p>
          </table:table-cell>
          <table:table-cell office:value-type="string" calcext:value-type="string">
            <text:p>simtype</text:p>
          </table:table-cell>
          <table:table-cell office:value-type="string" calcext:value-type="string">
            <text:p>% remotes</text:p>
          </table:table-cell>
          <table:table-cell office:value-type="string" calcext:value-type="string">
            <text:p>% priority</text:p>
          </table:table-cell>
          <table:table-cell office:value-type="string" calcext:value-type="string">
            <text:p>time-elapsed (seconds)</text:p>
          </table:table-cell>
          <table:table-cell/>
          <table:table-cell office:value-type="string" calcext:value-type="string">
            <text:p>simtype</text:p>
          </table:table-cell>
          <table:table-cell office:value-type="string" calcext:value-type="string">
            <text:p>% remotes</text:p>
          </table:table-cell>
          <table:table-cell office:value-type="string" calcext:value-type="string">
            <text:p>% priority</text:p>
          </table:table-cell>
          <table:table-cell office:value-type="string" calcext:value-type="string">
            <text:p>time-elapsed (seconds)</text:p>
          </table:table-cell>
          <table:table-cell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0" calcext:value-type="float">
            <text:p>10</text:p>
          </table:table-cell>
          <table:table-cell office:value-type="float" office:value="0.557853829466667" calcext:value-type="float">
            <text:p>0,5578538295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10" calcext:value-type="float">
            <text:p>10</text:p>
          </table:table-cell>
          <table:table-cell office:value-type="float" office:value="2.53989590933333" calcext:value-type="float">
            <text:p>2,5398959093</text:p>
          </table:table-cell>
          <table:table-cell table:formula="of:=[.$C2]/[.H2]" office:value-type="float" office:value="0.219636492746307" calcext:value-type="float">
            <text:p>0,2196364927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10" calcext:value-type="float">
            <text:p>10</text:p>
          </table:table-cell>
          <table:table-cell office:value-type="float" office:value="0.585897143666667" calcext:value-type="float">
            <text:p>0,5858971437</text:p>
          </table:table-cell>
          <table:table-cell table:formula="of:=[.$C2]/[.M2]" office:value-type="float" office:value="0.952136113815986" calcext:value-type="float">
            <text:p>0,9521361138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0.526545622066667" calcext:value-type="float">
            <text:p>0,5265456221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1.1787551683333" calcext:value-type="float">
            <text:p>11,1787551683</text:p>
          </table:table-cell>
          <table:table-cell table:formula="of:=[.T2]/[.Y2]" office:value-type="float" office:value="0.0471023485296682" calcext:value-type="float">
            <text:p>0,0471023485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20" calcext:value-type="float">
            <text:p>20</text:p>
          </table:table-cell>
          <table:table-cell office:value-type="float" office:value="0.6085844224" calcext:value-type="float">
            <text:p>0,6085844224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20" calcext:value-type="float">
            <text:p>20</text:p>
          </table:table-cell>
          <table:table-cell office:value-type="float" office:value="2.61532878026667" calcext:value-type="float">
            <text:p>2,6153287803</text:p>
          </table:table-cell>
          <table:table-cell table:formula="of:=[.$C3]/[.H3]" office:value-type="float" office:value="0.232699011685233" calcext:value-type="float">
            <text:p>0,2326990117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20" calcext:value-type="float">
            <text:p>20</text:p>
          </table:table-cell>
          <table:table-cell office:value-type="float" office:value="0.6626157264" calcext:value-type="float">
            <text:p>0,6626157264</text:p>
          </table:table-cell>
          <table:table-cell table:formula="of:=[.$C3]/[.M3]" office:value-type="float" office:value="0.918457558661409" calcext:value-type="float">
            <text:p>0,9184575587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.5757450402" calcext:value-type="float">
            <text:p>0,5757450402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1.3984481332667" calcext:value-type="float">
            <text:p>11,3984481333</text:p>
          </table:table-cell>
          <table:table-cell table:formula="of:=[.T3]/[.Y3]" office:value-type="float" office:value="0.050510826865955" calcext:value-type="float">
            <text:p>0,0505108269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30" calcext:value-type="float">
            <text:p>30</text:p>
          </table:table-cell>
          <table:table-cell office:value-type="float" office:value="0.671317081066667" calcext:value-type="float">
            <text:p>0,6713170811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30" calcext:value-type="float">
            <text:p>30</text:p>
          </table:table-cell>
          <table:table-cell office:value-type="float" office:value="2.64787590686667" calcext:value-type="float">
            <text:p>2,6478759069</text:p>
          </table:table-cell>
          <table:table-cell table:formula="of:=[.$C4]/[.H4]" office:value-type="float" office:value="0.253530416333242" calcext:value-type="float">
            <text:p>0,2535304163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30" calcext:value-type="float">
            <text:p>30</text:p>
          </table:table-cell>
          <table:table-cell office:value-type="float" office:value="0.7475434848" calcext:value-type="float">
            <text:p>0,7475434848</text:p>
          </table:table-cell>
          <table:table-cell table:formula="of:=[.$C4]/[.M4]" office:value-type="float" office:value="0.898030809868235" calcext:value-type="float">
            <text:p>0,8980308099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.636328311933333" calcext:value-type="float">
            <text:p>0,6363283119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1.6632417458" calcext:value-type="float">
            <text:p>11,6632417458</text:p>
          </table:table-cell>
          <table:table-cell table:formula="of:=[.T4]/[.Y4]" office:value-type="float" office:value="0.054558443167182" calcext:value-type="float">
            <text:p>0,0545584432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40" calcext:value-type="float">
            <text:p>40</text:p>
          </table:table-cell>
          <table:table-cell office:value-type="float" office:value="0.764334692866667" calcext:value-type="float">
            <text:p>0,7643346929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40" calcext:value-type="float">
            <text:p>40</text:p>
          </table:table-cell>
          <table:table-cell office:value-type="float" office:value="2.73348789753333" calcext:value-type="float">
            <text:p>2,7334878975</text:p>
          </table:table-cell>
          <table:table-cell table:formula="of:=[.$C5]/[.H5]" office:value-type="float" office:value="0.279618831880102" calcext:value-type="float">
            <text:p>0,2796188319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40" calcext:value-type="float">
            <text:p>40</text:p>
          </table:table-cell>
          <table:table-cell office:value-type="float" office:value="0.882899389" calcext:value-type="float">
            <text:p>0,882899389</text:p>
          </table:table-cell>
          <table:table-cell table:formula="of:=[.$C5]/[.M5]" office:value-type="float" office:value="0.865709844620434" calcext:value-type="float">
            <text:p>0,8657098446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0.7288043894" calcext:value-type="float">
            <text:p>0,7288043894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12.0520435166667" calcext:value-type="float">
            <text:p>12,0520435167</text:p>
          </table:table-cell>
          <table:table-cell table:formula="of:=[.T5]/[.Y5]" office:value-type="float" office:value="0.0604714369303548" calcext:value-type="float">
            <text:p>0,0604714369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50" calcext:value-type="float">
            <text:p>50</text:p>
          </table:table-cell>
          <table:table-cell office:value-type="float" office:value="0.865299272266667" calcext:value-type="float">
            <text:p>0,8652992723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50" calcext:value-type="float">
            <text:p>50</text:p>
          </table:table-cell>
          <table:table-cell office:value-type="float" office:value="2.84223639446667" calcext:value-type="float">
            <text:p>2,8422363945</text:p>
          </table:table-cell>
          <table:table-cell table:formula="of:=[.$C6]/[.H6]" office:value-type="float" office:value="0.304443104715446" calcext:value-type="float">
            <text:p>0,3044431047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50" calcext:value-type="float">
            <text:p>50</text:p>
          </table:table-cell>
          <table:table-cell office:value-type="float" office:value="1.0294219742" calcext:value-type="float">
            <text:p>1,0294219742</text:p>
          </table:table-cell>
          <table:table-cell table:formula="of:=[.$C6]/[.M6]" office:value-type="float" office:value="0.840568099334698" calcext:value-type="float">
            <text:p>0,8405680993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0.817306197533333" calcext:value-type="float">
            <text:p>0,8173061975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2.4597170028" calcext:value-type="float">
            <text:p>12,4597170028</text:p>
          </table:table-cell>
          <table:table-cell table:formula="of:=[.T6]/[.Y6]" office:value-type="float" office:value="0.0655958877195738" calcext:value-type="float">
            <text:p>0,0655958877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60" calcext:value-type="float">
            <text:p>60</text:p>
          </table:table-cell>
          <table:table-cell office:value-type="float" office:value="1.53286699453333" calcext:value-type="float">
            <text:p>1,5328669945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60" calcext:value-type="float">
            <text:p>60</text:p>
          </table:table-cell>
          <table:table-cell office:value-type="float" office:value="3.43057887486667" calcext:value-type="float">
            <text:p>3,4305788749</text:p>
          </table:table-cell>
          <table:table-cell table:formula="of:=[.$C7]/[.H7]" office:value-type="float" office:value="0.44682458863241" calcext:value-type="float">
            <text:p>0,4468245886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60" calcext:value-type="float">
            <text:p>60</text:p>
          </table:table-cell>
          <table:table-cell office:value-type="float" office:value="2.5164434176" calcext:value-type="float">
            <text:p>2,5164434176</text:p>
          </table:table-cell>
          <table:table-cell table:formula="of:=[.$C7]/[.M7]" office:value-type="float" office:value="0.609140258752676" calcext:value-type="float">
            <text:p>0,6091402588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.4471675838" calcext:value-type="float">
            <text:p>1,4471675838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5.03784053" calcext:value-type="float">
            <text:p>15,03784053</text:p>
          </table:table-cell>
          <table:table-cell table:formula="of:=[.T7]/[.Y7]" office:value-type="float" office:value="0.0962350665252067" calcext:value-type="float">
            <text:p>0,0962350665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70" calcext:value-type="float">
            <text:p>70</text:p>
          </table:table-cell>
          <table:table-cell office:value-type="float" office:value="1.8459755136" calcext:value-type="float">
            <text:p>1,8459755136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70" calcext:value-type="float">
            <text:p>70</text:p>
          </table:table-cell>
          <table:table-cell office:value-type="float" office:value="3.6148237686" calcext:value-type="float">
            <text:p>3,6148237686</text:p>
          </table:table-cell>
          <table:table-cell table:formula="of:=[.$C8]/[.H8]" office:value-type="float" office:value="0.510668190697146" calcext:value-type="float">
            <text:p>0,5106681907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70" calcext:value-type="float">
            <text:p>70</text:p>
          </table:table-cell>
          <table:table-cell office:value-type="float" office:value="2.98613951753333" calcext:value-type="float">
            <text:p>2,9861395175</text:p>
          </table:table-cell>
          <table:table-cell table:formula="of:=[.$C8]/[.M8]" office:value-type="float" office:value="0.618181268075796" calcext:value-type="float">
            <text:p>0,6181812681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.7415193974" calcext:value-type="float">
            <text:p>1,7415193974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6.2989382296" calcext:value-type="float">
            <text:p>16,2989382296</text:p>
          </table:table-cell>
          <table:table-cell table:formula="of:=[.T8]/[.Y8]" office:value-type="float" office:value="0.106848640866512" calcext:value-type="float">
            <text:p>0,1068486409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80" calcext:value-type="float">
            <text:p>80</text:p>
          </table:table-cell>
          <table:table-cell office:value-type="float" office:value="2.40129500126667" calcext:value-type="float">
            <text:p>2,4012950013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80" calcext:value-type="float">
            <text:p>80</text:p>
          </table:table-cell>
          <table:table-cell office:value-type="float" office:value="4.01287330446667" calcext:value-type="float">
            <text:p>4,0128733045</text:p>
          </table:table-cell>
          <table:table-cell table:formula="of:=[.$C9]/[.H9]" office:value-type="float" office:value="0.598397910692526" calcext:value-type="float">
            <text:p>0,5983979107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80" calcext:value-type="float">
            <text:p>80</text:p>
          </table:table-cell>
          <table:table-cell office:value-type="float" office:value="3.8475809578" calcext:value-type="float">
            <text:p>3,8475809578</text:p>
          </table:table-cell>
          <table:table-cell table:formula="of:=[.$C9]/[.M9]" office:value-type="float" office:value="0.624105126728691" calcext:value-type="float">
            <text:p>0,6241051267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.26357184646667" calcext:value-type="float">
            <text:p>2,2635718465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8.5116597275333" calcext:value-type="float">
            <text:p>18,5116597275</text:p>
          </table:table-cell>
          <table:table-cell table:formula="of:=[.T9]/[.Y9]" office:value-type="float" office:value="0.122278168450771" calcext:value-type="float">
            <text:p>0,1222781685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90" calcext:value-type="float">
            <text:p>90</text:p>
          </table:table-cell>
          <table:table-cell office:value-type="float" office:value="3.78779708013333" calcext:value-type="float">
            <text:p>3,7877970801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90" calcext:value-type="float">
            <text:p>90</text:p>
          </table:table-cell>
          <table:table-cell office:value-type="float" office:value="4.94329327573333" calcext:value-type="float">
            <text:p>4,9432932757</text:p>
          </table:table-cell>
          <table:table-cell table:formula="of:=[.$C10]/[.H10]" office:value-type="float" office:value="0.766249718325971" calcext:value-type="float">
            <text:p>0,7662497183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90" calcext:value-type="float">
            <text:p>90</text:p>
          </table:table-cell>
          <table:table-cell office:value-type="float" office:value="6.13733987166667" calcext:value-type="float">
            <text:p>6,1373398717</text:p>
          </table:table-cell>
          <table:table-cell table:formula="of:=[.$C10]/[.M10]" office:value-type="float" office:value="0.617172449194135" calcext:value-type="float">
            <text:p>0,6171724492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3.59705196113333" calcext:value-type="float">
            <text:p>3,5970519611</text:p>
          </table:table-cell>
          <table:table-cell/>
          <table:table-cell office:value-type="string" calcext:value-type="string">
            <text:p>cpdevs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3.8308207036667" calcext:value-type="float">
            <text:p>23,8308207037</text:p>
          </table:table-cell>
          <table:table-cell table:formula="of:=[.T10]/[.Y10]" office:value-type="float" office:value="0.150941170086512" calcext:value-type="float">
            <text:p>0,1509411701</text:p>
          </table:table-cell>
        </table:table-row>
      </table:table>
      <table:table table:name="phold_speedup_remotes" table:style-name="ta1">
        <table:shapes>
          <draw:frame draw:z-index="0" draw:style-name="gr1" draw:text-style-name="P1" svg:width="159.99mm" svg:height="90.05mm" svg:x="37.35mm" svg:y="61.09mm">
            <loext:p draw:notify-on-update-of-ranges="phold_speedup_remotes.G2:phold_speedup_remotes.G10 phold_speedup_remotes.F2:phold_speedup_remotes.F2 phold_speedup_remotes.I2:phold_speedup_remotes.I10 phold_speedup_remotes.L2:phold_speedup_remotes.L10 phold_speedup_remotes.K2:phold_speedup_remotes.K2 phold_speedup_remotes.N2:phold_speedup_remotes.N10 phold_speedup_remotes.W2:phold_speedup_remotes.W10 phold_speedup_remotes.P1:phold_speedup_remotes.P1 phold_speedup_remotes.Z2:phold_speedup_remotes.Z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% remotes</text:p>
          </table:table-cell>
          <table:table-cell office:value-type="string" calcext:value-type="string">
            <text:p>% priority</text:p>
          </table:table-cell>
          <table:table-cell office:value-type="string" calcext:value-type="string">
            <text:p>time-elapsed (seconds)</text:p>
          </table:table-cell>
          <table:table-cell/>
          <table:table-cell office:value-type="string" calcext:value-type="string">
            <text:p>simtype</text:p>
          </table:table-cell>
          <table:table-cell office:value-type="string" calcext:value-type="string">
            <text:p>% remotes</text:p>
          </table:table-cell>
          <table:table-cell office:value-type="string" calcext:value-type="string">
            <text:p>time-elapsed (seconds)</text:p>
          </table:table-cell>
          <table:table-cell table:number-columns-repeated="2"/>
          <table:table-cell office:value-type="string" calcext:value-type="string">
            <text:p>simtype</text:p>
          </table:table-cell>
          <table:table-cell office:value-type="string" calcext:value-type="string">
            <text:p>% remotes</text:p>
          </table:table-cell>
          <table:table-cell office:value-type="string" calcext:value-type="string">
            <text:p>time-elapsed (seconds)</text:p>
          </table:table-cell>
          <table:table-cell table:number-columns-repeated="2"/>
          <table:table-cell office:value-type="string" calcext:value-type="string">
            <text:p>adevs</text:p>
          </table:table-cell>
          <table:table-cell office:value-type="string" calcext:value-type="string">
            <text:p>simtype</text:p>
          </table:table-cell>
          <table:table-cell office:value-type="string" calcext:value-type="string">
            <text:p>% remotes</text:p>
          </table:table-cell>
          <table:table-cell office:value-type="string" calcext:value-type="string">
            <text:p>time-elapsed (seconds)</text:p>
          </table:table-cell>
          <table:table-cell table:number-columns-repeated="2"/>
          <table:table-cell office:value-type="string" calcext:value-type="string">
            <text:p>simtype</text:p>
          </table:table-cell>
          <table:table-cell office:value-type="string" calcext:value-type="string">
            <text:p>% remotes</text:p>
          </table:table-cell>
          <table:table-cell office:value-type="string" calcext:value-type="string">
            <text:p>% priority</text:p>
          </table:table-cell>
          <table:table-cell office:value-type="string" calcext:value-type="string">
            <text:p>time-elapsed (seconds)</text:p>
          </table:table-cell>
          <table:table-cell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541182058866667" calcext:value-type="float">
            <text:p>0,5411820589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10" calcext:value-type="float">
            <text:p>10</text:p>
          </table:table-cell>
          <table:table-cell office:value-type="float" office:value="2.3750945548" calcext:value-type="float">
            <text:p>2,3750945548</text:p>
          </table:table-cell>
          <table:table-cell table:formula="of:=[.$D2]/[.H2]" office:value-type="float" office:value="0.227857058479189" calcext:value-type="float">
            <text:p>0,2278570585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10" calcext:value-type="float">
            <text:p>10</text:p>
          </table:table-cell>
          <table:table-cell office:value-type="float" office:value="0.3095268698" calcext:value-type="float">
            <text:p>0,3095268698</text:p>
          </table:table-cell>
          <table:table-cell table:formula="of:=[.$D2]/[.M2]" office:value-type="float" office:value="1.74841705735063" calcext:value-type="float">
            <text:p>1,7484170574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10" calcext:value-type="float">
            <text:p>10</text:p>
          </table:table-cell>
          <table:table-cell office:value-type="float" office:value="0.510455922866667" calcext:value-type="float">
            <text:p>0,5104559229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.6189124767333" calcext:value-type="float">
            <text:p>11,6189124767</text:p>
          </table:table-cell>
          <table:table-cell table:formula="of:=[.S2]/[.Y2]" office:value-type="float" office:value="0.0439331928774613" calcext:value-type="float">
            <text:p>0,0439331929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5118929446" calcext:value-type="float">
            <text:p>0,5118929446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0" calcext:value-type="float">
            <text:p>20</text:p>
          </table:table-cell>
          <table:table-cell office:value-type="float" office:value="2.3642732498" calcext:value-type="float">
            <text:p>2,3642732498</text:p>
          </table:table-cell>
          <table:table-cell table:formula="of:=[.$D3]/[.H3]" office:value-type="float" office:value="0.216511752456406" calcext:value-type="float">
            <text:p>0,2165117525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20" calcext:value-type="float">
            <text:p>20</text:p>
          </table:table-cell>
          <table:table-cell office:value-type="float" office:value="0.320999465266667" calcext:value-type="float">
            <text:p>0,3209994653</text:p>
          </table:table-cell>
          <table:table-cell table:formula="of:=[.$D3]/[.M3]" office:value-type="float" office:value="1.5946847268881" calcext:value-type="float">
            <text:p>1,5946847269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20" calcext:value-type="float">
            <text:p>20</text:p>
          </table:table-cell>
          <table:table-cell office:value-type="float" office:value="0.4832602004" calcext:value-type="float">
            <text:p>0,4832602004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.4834500645333" calcext:value-type="float">
            <text:p>11,4834500645</text:p>
          </table:table-cell>
          <table:table-cell table:formula="of:=[.S3]/[.Y3]" office:value-type="float" office:value="0.0420831890837886" calcext:value-type="float">
            <text:p>0,0420831891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5265115256" calcext:value-type="float">
            <text:p>0,5265115256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30" calcext:value-type="float">
            <text:p>30</text:p>
          </table:table-cell>
          <table:table-cell office:value-type="float" office:value="2.4086934524" calcext:value-type="float">
            <text:p>2,4086934524</text:p>
          </table:table-cell>
          <table:table-cell table:formula="of:=[.$D4]/[.H4]" office:value-type="float" office:value="0.21858801711583" calcext:value-type="float">
            <text:p>0,2185880171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30" calcext:value-type="float">
            <text:p>30</text:p>
          </table:table-cell>
          <table:table-cell office:value-type="float" office:value="0.351761210933333" calcext:value-type="float">
            <text:p>0,3517612109</text:p>
          </table:table-cell>
          <table:table-cell table:formula="of:=[.$D4]/[.M4]" office:value-type="float" office:value="1.4967867668041" calcext:value-type="float">
            <text:p>1,4967867668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30" calcext:value-type="float">
            <text:p>30</text:p>
          </table:table-cell>
          <table:table-cell office:value-type="float" office:value="0.498276222933333" calcext:value-type="float">
            <text:p>0,4982762229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.4477098656667" calcext:value-type="float">
            <text:p>11,4477098657</text:p>
          </table:table-cell>
          <table:table-cell table:formula="of:=[.S4]/[.Y4]" office:value-type="float" office:value="0.043526279821935" calcext:value-type="float">
            <text:p>0,0435262798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5270968114" calcext:value-type="float">
            <text:p>0,5270968114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40" calcext:value-type="float">
            <text:p>40</text:p>
          </table:table-cell>
          <table:table-cell office:value-type="float" office:value="2.44628846693333" calcext:value-type="float">
            <text:p>2,4462884669</text:p>
          </table:table-cell>
          <table:table-cell table:formula="of:=[.$D5]/[.H5]" office:value-type="float" office:value="0.215467970570441" calcext:value-type="float">
            <text:p>0,2154679706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40" calcext:value-type="float">
            <text:p>40</text:p>
          </table:table-cell>
          <table:table-cell office:value-type="float" office:value="0.3771033672" calcext:value-type="float">
            <text:p>0,3771033672</text:p>
          </table:table-cell>
          <table:table-cell table:formula="of:=[.$D5]/[.M5]" office:value-type="float" office:value="1.39775153776458" calcext:value-type="float">
            <text:p>1,3977515378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40" calcext:value-type="float">
            <text:p>40</text:p>
          </table:table-cell>
          <table:table-cell office:value-type="float" office:value="0.499611056466667" calcext:value-type="float">
            <text:p>0,4996110565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.3748359673333" calcext:value-type="float">
            <text:p>11,3748359673</text:p>
          </table:table-cell>
          <table:table-cell table:formula="of:=[.S5]/[.Y5]" office:value-type="float" office:value="0.0439224845001254" calcext:value-type="float">
            <text:p>0,0439224845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5315920852" calcext:value-type="float">
            <text:p>0,5315920852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50" calcext:value-type="float">
            <text:p>50</text:p>
          </table:table-cell>
          <table:table-cell office:value-type="float" office:value="2.49658102953333" calcext:value-type="float">
            <text:p>2,4965810295</text:p>
          </table:table-cell>
          <table:table-cell table:formula="of:=[.$D6]/[.H6]" office:value-type="float" office:value="0.212928031941093" calcext:value-type="float">
            <text:p>0,2129280319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50" calcext:value-type="float">
            <text:p>50</text:p>
          </table:table-cell>
          <table:table-cell office:value-type="float" office:value="0.411693105466667" calcext:value-type="float">
            <text:p>0,4116931055</text:p>
          </table:table-cell>
          <table:table-cell table:formula="of:=[.$D6]/[.M6]" office:value-type="float" office:value="1.29123387820018" calcext:value-type="float">
            <text:p>1,2912338782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50" calcext:value-type="float">
            <text:p>50</text:p>
          </table:table-cell>
          <table:table-cell office:value-type="float" office:value="0.501288249066667" calcext:value-type="float">
            <text:p>0,5012882491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.3139213765333" calcext:value-type="float">
            <text:p>11,3139213765</text:p>
          </table:table-cell>
          <table:table-cell table:formula="of:=[.S6]/[.Y6]" office:value-type="float" office:value="0.0443072063507891" calcext:value-type="float">
            <text:p>0,0443072064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527448221066667" calcext:value-type="float">
            <text:p>0,5274482211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60" calcext:value-type="float">
            <text:p>60</text:p>
          </table:table-cell>
          <table:table-cell office:value-type="float" office:value="2.453537203" calcext:value-type="float">
            <text:p>2,453537203</text:p>
          </table:table-cell>
          <table:table-cell table:formula="of:=[.$D7]/[.H7]" office:value-type="float" office:value="0.214974617226811" calcext:value-type="float">
            <text:p>0,2149746172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60" calcext:value-type="float">
            <text:p>60</text:p>
          </table:table-cell>
          <table:table-cell office:value-type="float" office:value="0.4352296874" calcext:value-type="float">
            <text:p>0,4352296874</text:p>
          </table:table-cell>
          <table:table-cell table:formula="of:=[.$D7]/[.M7]" office:value-type="float" office:value="1.2118847503661" calcext:value-type="float">
            <text:p>1,2118847504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60" calcext:value-type="float">
            <text:p>60</text:p>
          </table:table-cell>
          <table:table-cell office:value-type="float" office:value="0.496305767266667" calcext:value-type="float">
            <text:p>0,4963057673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.2313905842667" calcext:value-type="float">
            <text:p>11,2313905843</text:p>
          </table:table-cell>
          <table:table-cell table:formula="of:=[.S7]/[.Y7]" office:value-type="float" office:value="0.0441891646045958" calcext:value-type="float">
            <text:p>0,0441891646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520633884733333" calcext:value-type="float">
            <text:p>0,5206338847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70" calcext:value-type="float">
            <text:p>70</text:p>
          </table:table-cell>
          <table:table-cell office:value-type="float" office:value="2.4512374" calcext:value-type="float">
            <text:p>2,4512374</text:p>
          </table:table-cell>
          <table:table-cell table:formula="of:=[.$D8]/[.H8]" office:value-type="float" office:value="0.212396353259514" calcext:value-type="float">
            <text:p>0,2123963533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70" calcext:value-type="float">
            <text:p>70</text:p>
          </table:table-cell>
          <table:table-cell office:value-type="float" office:value="0.4702642058" calcext:value-type="float">
            <text:p>0,4702642058</text:p>
          </table:table-cell>
          <table:table-cell table:formula="of:=[.$D8]/[.M8]" office:value-type="float" office:value="1.10710931921269" calcext:value-type="float">
            <text:p>1,1071093192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70" calcext:value-type="float">
            <text:p>70</text:p>
          </table:table-cell>
          <table:table-cell office:value-type="float" office:value="0.490003214733333" calcext:value-type="float">
            <text:p>0,4900032147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.1588024882" calcext:value-type="float">
            <text:p>11,1588024882</text:p>
          </table:table-cell>
          <table:table-cell table:formula="of:=[.S8]/[.Y8]" office:value-type="float" office:value="0.0439118100039402" calcext:value-type="float">
            <text:p>0,04391181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519747094133333" calcext:value-type="float">
            <text:p>0,5197470941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80" calcext:value-type="float">
            <text:p>80</text:p>
          </table:table-cell>
          <table:table-cell office:value-type="float" office:value="2.46383429386667" calcext:value-type="float">
            <text:p>2,4638342939</text:p>
          </table:table-cell>
          <table:table-cell table:formula="of:=[.$D9]/[.H9]" office:value-type="float" office:value="0.210950507275251" calcext:value-type="float">
            <text:p>0,2109505073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80" calcext:value-type="float">
            <text:p>80</text:p>
          </table:table-cell>
          <table:table-cell office:value-type="float" office:value="0.499482529733333" calcext:value-type="float">
            <text:p>0,4994825297</text:p>
          </table:table-cell>
          <table:table-cell table:formula="of:=[.$D9]/[.M9]" office:value-type="float" office:value="1.04057111749398" calcext:value-type="float">
            <text:p>1,0405711175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80" calcext:value-type="float">
            <text:p>80</text:p>
          </table:table-cell>
          <table:table-cell office:value-type="float" office:value="0.4888170578" calcext:value-type="float">
            <text:p>0,4888170578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1.0974469722667" calcext:value-type="float">
            <text:p>11,0974469723</text:p>
          </table:table-cell>
          <table:table-cell table:formula="of:=[.S9]/[.Y9]" office:value-type="float" office:value="0.0440477038567149" calcext:value-type="float">
            <text:p>0,0440477039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516725957" calcext:value-type="float">
            <text:p>0,516725957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90" calcext:value-type="float">
            <text:p>90</text:p>
          </table:table-cell>
          <table:table-cell office:value-type="float" office:value="2.48464332506667" calcext:value-type="float">
            <text:p>2,4846433251</text:p>
          </table:table-cell>
          <table:table-cell table:formula="of:=[.$D10]/[.H10]" office:value-type="float" office:value="0.207967860733546" calcext:value-type="float">
            <text:p>0,2079678607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90" calcext:value-type="float">
            <text:p>90</text:p>
          </table:table-cell>
          <table:table-cell office:value-type="float" office:value="0.531724428266667" calcext:value-type="float">
            <text:p>0,5317244283</text:p>
          </table:table-cell>
          <table:table-cell table:formula="of:=[.$D10]/[.M10]" office:value-type="float" office:value="0.971792773720103" calcext:value-type="float">
            <text:p>0,9717927737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90" calcext:value-type="float">
            <text:p>90</text:p>
          </table:table-cell>
          <table:table-cell office:value-type="float" office:value="0.4865984898" calcext:value-type="float">
            <text:p>0,4865984898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.9973161703333" calcext:value-type="float">
            <text:p>10,9973161703</text:p>
          </table:table-cell>
          <table:table-cell table:formula="of:=[.S10]/[.Y10]" office:value-type="float" office:value="0.0442470219336479" calcext:value-type="float">
            <text:p>0,0442470219</text:p>
          </table:table-cell>
        </table:table-row>
      </table:table>
      <table:table table:name="devstone_single" table:style-name="ta1">
        <table:shapes>
          <draw:frame draw:z-index="0" draw:style-name="gr1" draw:text-style-name="P1" svg:width="159.99mm" svg:height="90.05mm" svg:x="170.31mm" svg:y="5.31mm">
            <loext:p draw:notify-on-update-of-ranges="devstone_single.A1:devstone_single.A1 devstone_single.F3:devstone_single.F7 devstone_single.E3:devstone_single.E7 devstone_single.A10:devstone_single.A10 devstone_single.F12:devstone_single.F16 devstone_single.E12:devstone_single.E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xe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]*[.D3]" office:value-type="float" office:value="100" calcext:value-type="float">
            <text:p>100</text:p>
          </table:table-cell>
          <table:table-cell office:value-type="float" office:value="0.0756264730666667" calcext:value-type="float">
            <text:p>0,0756264731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C4]*[.D4]" office:value-type="float" office:value="225" calcext:value-type="float">
            <text:p>225</text:p>
          </table:table-cell>
          <table:table-cell office:value-type="float" office:value="0.1729113482" calcext:value-type="float">
            <text:p>0,1729113482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C5]*[.D5]" office:value-type="float" office:value="400" calcext:value-type="float">
            <text:p>400</text:p>
          </table:table-cell>
          <table:table-cell office:value-type="float" office:value="0.362227901333333" calcext:value-type="float">
            <text:p>0,3622279013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C6]*[.D6]" office:value-type="float" office:value="625" calcext:value-type="float">
            <text:p>625</text:p>
          </table:table-cell>
          <table:table-cell office:value-type="float" office:value="0.712893100733333" calcext:value-type="float">
            <text:p>0,7128931007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C7]*[.D7]" office:value-type="float" office:value="900" calcext:value-type="float">
            <text:p>900</text:p>
          </table:table-cell>
          <table:table-cell office:value-type="float" office:value="1.1777465912" calcext:value-type="float">
            <text:p>1,177746591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de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2]*[.D12]" office:value-type="float" office:value="100" calcext:value-type="float">
            <text:p>100</text:p>
          </table:table-cell>
          <table:table-cell office:value-type="float" office:value="0.136660298333333" calcext:value-type="float">
            <text:p>0,1366602983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C13]*[.D13]" office:value-type="float" office:value="225" calcext:value-type="float">
            <text:p>225</text:p>
          </table:table-cell>
          <table:table-cell office:value-type="float" office:value="0.4528272858" calcext:value-type="float">
            <text:p>0,4528272858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C14]*[.D14]" office:value-type="float" office:value="400" calcext:value-type="float">
            <text:p>400</text:p>
          </table:table-cell>
          <table:table-cell office:value-type="float" office:value="1.13466789813333" calcext:value-type="float">
            <text:p>1,1346678981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C15]*[.D15]" office:value-type="float" office:value="625" calcext:value-type="float">
            <text:p>625</text:p>
          </table:table-cell>
          <table:table-cell office:value-type="float" office:value="2.58369216613333" calcext:value-type="float">
            <text:p>2,5836921661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C16]*[.D16]" office:value-type="float" office:value="900" calcext:value-type="float">
            <text:p>900</text:p>
          </table:table-cell>
          <table:table-cell office:value-type="float" office:value="5.3920563654" calcext:value-type="float">
            <text:p>5,3920563654</text:p>
          </table:table-cell>
        </table:table-row>
      </table:table>
      <table:table table:name="devstone_parallel_data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dxe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  <table:table-cell/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  <table:table-cell table:number-columns-repeated="2"/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  <table:table-cell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]*[.D3]" office:value-type="float" office:value="100" calcext:value-type="float">
            <text:p>100</text:p>
          </table:table-cell>
          <table:table-cell office:value-type="float" office:value="0.0756264730666667" calcext:value-type="float">
            <text:p>0,0756264731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J3]*[.K3]" office:value-type="float" office:value="100" calcext:value-type="float">
            <text:p>100</text:p>
          </table:table-cell>
          <table:table-cell office:value-type="float" office:value="0.0661797095333333" calcext:value-type="float">
            <text:p>0,0661797095</text:p>
          </table:table-cell>
          <table:table-cell table:formula="of:=[.$F$3]/[.M3]" office:value-type="float" office:value="1.14274410691656" calcext:value-type="float">
            <text:p>1,1427441069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R3]*[.S3]" office:value-type="float" office:value="100" calcext:value-type="float">
            <text:p>100</text:p>
          </table:table-cell>
          <table:table-cell office:value-type="float" office:value="0.211327286666667" calcext:value-type="float">
            <text:p>0,2113272867</text:p>
          </table:table-cell>
          <table:table-cell table:formula="of:=[.$F$3]/[.U3]" office:value-type="float" office:value="0.357864212707916" calcext:value-type="float">
            <text:p>0,3578642127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C4]*[.D4]" office:value-type="float" office:value="225" calcext:value-type="float">
            <text:p>225</text:p>
          </table:table-cell>
          <table:table-cell office:value-type="float" office:value="0.1729113482" calcext:value-type="float">
            <text:p>0,1729113482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J4]*[.K4]" office:value-type="float" office:value="225" calcext:value-type="float">
            <text:p>225</text:p>
          </table:table-cell>
          <table:table-cell office:value-type="float" office:value="0.1096406166" calcext:value-type="float">
            <text:p>0,1096406166</text:p>
          </table:table-cell>
          <table:table-cell table:formula="of:=[.$F$4]/[.M4]" office:value-type="float" office:value="1.57707383962304" calcext:value-type="float">
            <text:p>1,5770738396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R4]*[.S4]" office:value-type="float" office:value="225" calcext:value-type="float">
            <text:p>225</text:p>
          </table:table-cell>
          <table:table-cell office:value-type="float" office:value="0.2586093666" calcext:value-type="float">
            <text:p>0,2586093666</text:p>
          </table:table-cell>
          <table:table-cell table:formula="of:=[.$F$4]/[.U4]" office:value-type="float" office:value="0.668619820207239" calcext:value-type="float">
            <text:p>0,6686198202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C5]*[.D5]" office:value-type="float" office:value="400" calcext:value-type="float">
            <text:p>400</text:p>
          </table:table-cell>
          <table:table-cell office:value-type="float" office:value="0.362227901333333" calcext:value-type="float">
            <text:p>0,3622279013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J5]*[.K5]" office:value-type="float" office:value="400" calcext:value-type="float">
            <text:p>400</text:p>
          </table:table-cell>
          <table:table-cell office:value-type="float" office:value="0.219635776733333" calcext:value-type="float">
            <text:p>0,2196357767</text:p>
          </table:table-cell>
          <table:table-cell table:formula="of:=[.$F$5]/[.M5]" office:value-type="float" office:value="1.64922084516825" calcext:value-type="float">
            <text:p>1,6492208452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R5]*[.S5]" office:value-type="float" office:value="400" calcext:value-type="float">
            <text:p>400</text:p>
          </table:table-cell>
          <table:table-cell office:value-type="float" office:value="0.469177433266667" calcext:value-type="float">
            <text:p>0,4691774333</text:p>
          </table:table-cell>
          <table:table-cell table:formula="of:=[.$F$5]/[.U5]" office:value-type="float" office:value="0.772048857532015" calcext:value-type="float">
            <text:p>0,7720488575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C6]*[.D6]" office:value-type="float" office:value="625" calcext:value-type="float">
            <text:p>625</text:p>
          </table:table-cell>
          <table:table-cell office:value-type="float" office:value="0.712893100733333" calcext:value-type="float">
            <text:p>0,7128931007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J6]*[.K6]" office:value-type="float" office:value="625" calcext:value-type="float">
            <text:p>625</text:p>
          </table:table-cell>
          <table:table-cell office:value-type="float" office:value="0.3108486278" calcext:value-type="float">
            <text:p>0,3108486278</text:p>
          </table:table-cell>
          <table:table-cell table:formula="of:=[.$F$6]/[.M6]" office:value-type="float" office:value="2.29337702334015" calcext:value-type="float">
            <text:p>2,2933770233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R6]*[.S6]" office:value-type="float" office:value="625" calcext:value-type="float">
            <text:p>625</text:p>
          </table:table-cell>
          <table:table-cell office:value-type="float" office:value="0.7991240052" calcext:value-type="float">
            <text:p>0,7991240052</text:p>
          </table:table-cell>
          <table:table-cell table:formula="of:=[.$F$6]/[.U6]" office:value-type="float" office:value="0.892093212185404" calcext:value-type="float">
            <text:p>0,8920932122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C7]*[.D7]" office:value-type="float" office:value="900" calcext:value-type="float">
            <text:p>900</text:p>
          </table:table-cell>
          <table:table-cell office:value-type="float" office:value="1.1777465912" calcext:value-type="float">
            <text:p>1,1777465912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7]*[.K7]" office:value-type="float" office:value="900" calcext:value-type="float">
            <text:p>900</text:p>
          </table:table-cell>
          <table:table-cell office:value-type="float" office:value="0.567929119266667" calcext:value-type="float">
            <text:p>0,5679291193</text:p>
          </table:table-cell>
          <table:table-cell table:formula="of:=[.$F$7]/[.M7]" office:value-type="float" office:value="2.07375630381614" calcext:value-type="float">
            <text:p>2,0737563038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R7]*[.S7]" office:value-type="float" office:value="900" calcext:value-type="float">
            <text:p>900</text:p>
          </table:table-cell>
          <table:table-cell office:value-type="float" office:value="1.24933096486667" calcext:value-type="float">
            <text:p>1,2493309649</text:p>
          </table:table-cell>
          <table:table-cell table:formula="of:=[.$F$7]/[.U7]" office:value-type="float" office:value="0.942701833477483" calcext:value-type="float">
            <text:p>0,942701833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J8]*[.K8]" office:value-type="float" office:value="100" calcext:value-type="float">
            <text:p>100</text:p>
          </table:table-cell>
          <table:table-cell office:value-type="float" office:value="0.0541330718666667" calcext:value-type="float">
            <text:p>0,0541330719</text:p>
          </table:table-cell>
          <table:table-cell table:formula="of:=[.$F$3]/[.M8]" office:value-type="float" office:value="1.39704750642897" calcext:value-type="float">
            <text:p>1,3970475064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R8]*[.S8]" office:value-type="float" office:value="100" calcext:value-type="float">
            <text:p>100</text:p>
          </table:table-cell>
          <table:table-cell office:value-type="float" office:value="0.211050329933333" calcext:value-type="float">
            <text:p>0,2110503299</text:p>
          </table:table-cell>
          <table:table-cell table:formula="of:=[.$F$3]/[.U8]" office:value-type="float" office:value="0.358333830089513" calcext:value-type="float">
            <text:p>0,358333830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J9]*[.K9]" office:value-type="float" office:value="225" calcext:value-type="float">
            <text:p>225</text:p>
          </table:table-cell>
          <table:table-cell office:value-type="float" office:value="0.0938405776" calcext:value-type="float">
            <text:p>0,0938405776</text:p>
          </table:table-cell>
          <table:table-cell table:formula="of:=[.$F$4]/[.M9]" office:value-type="float" office:value="1.84260745854574" calcext:value-type="float">
            <text:p>1,8426074585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R9]*[.S9]" office:value-type="float" office:value="225" calcext:value-type="float">
            <text:p>225</text:p>
          </table:table-cell>
          <table:table-cell office:value-type="float" office:value="0.213666376" calcext:value-type="float">
            <text:p>0,213666376</text:p>
          </table:table-cell>
          <table:table-cell table:formula="of:=[.$F$4]/[.U9]" office:value-type="float" office:value="0.809258580769864" calcext:value-type="float">
            <text:p>0,809258580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J10]*[.K10]" office:value-type="float" office:value="400" calcext:value-type="float">
            <text:p>400</text:p>
          </table:table-cell>
          <table:table-cell office:value-type="float" office:value="0.150926773133333" calcext:value-type="float">
            <text:p>0,1509267731</text:p>
          </table:table-cell>
          <table:table-cell table:formula="of:=[.$F$5]/[.M10]" office:value-type="float" office:value="2.4000241561736" calcext:value-type="float">
            <text:p>2,4000241562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R10]*[.S10]" office:value-type="float" office:value="400" calcext:value-type="float">
            <text:p>400</text:p>
          </table:table-cell>
          <table:table-cell office:value-type="float" office:value="0.370808893" calcext:value-type="float">
            <text:p>0,370808893</text:p>
          </table:table-cell>
          <table:table-cell table:formula="of:=[.$F$5]/[.U10]" office:value-type="float" office:value="0.976858722029984" calcext:value-type="float">
            <text:p>0,97685872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J11]*[.K11]" office:value-type="float" office:value="625" calcext:value-type="float">
            <text:p>625</text:p>
          </table:table-cell>
          <table:table-cell office:value-type="float" office:value="0.2226042932" calcext:value-type="float">
            <text:p>0,2226042932</text:p>
          </table:table-cell>
          <table:table-cell table:formula="of:=[.$F$6]/[.M11]" office:value-type="float" office:value="3.20251281089548" calcext:value-type="float">
            <text:p>3,2025128109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R11]*[.S11]" office:value-type="float" office:value="625" calcext:value-type="float">
            <text:p>625</text:p>
          </table:table-cell>
          <table:table-cell office:value-type="float" office:value="0.5094247376" calcext:value-type="float">
            <text:p>0,5094247376</text:p>
          </table:table-cell>
          <table:table-cell table:formula="of:=[.$F$6]/[.U11]" office:value-type="float" office:value="1.39940809331701" calcext:value-type="float">
            <text:p>1,399408093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12]*[.K12]" office:value-type="float" office:value="900" calcext:value-type="float">
            <text:p>900</text:p>
          </table:table-cell>
          <table:table-cell office:value-type="float" office:value="0.389965464533333" calcext:value-type="float">
            <text:p>0,3899654645</text:p>
          </table:table-cell>
          <table:table-cell table:formula="of:=[.$F$7]/[.M12]" office:value-type="float" office:value="3.02013049440005" calcext:value-type="float">
            <text:p>3,0201304944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R12]*[.S12]" office:value-type="float" office:value="900" calcext:value-type="float">
            <text:p>900</text:p>
          </table:table-cell>
          <table:table-cell office:value-type="float" office:value="0.819121031866667" calcext:value-type="float">
            <text:p>0,8191210319</text:p>
          </table:table-cell>
          <table:table-cell table:formula="of:=[.$F$7]/[.U12]" office:value-type="float" office:value="1.43781754512648" calcext:value-type="float">
            <text:p>1,437817545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J13]*[.K13]" office:value-type="float" office:value="100" calcext:value-type="float">
            <text:p>100</text:p>
          </table:table-cell>
          <table:table-cell office:value-type="float" office:value="0.0507956848" calcext:value-type="float">
            <text:p>0,0507956848</text:p>
          </table:table-cell>
          <table:table-cell table:formula="of:=[.$F$3]/[.M13]" office:value-type="float" office:value="1.48883656878402" calcext:value-type="float">
            <text:p>1,4888365688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R13]*[.S13]" office:value-type="float" office:value="100" calcext:value-type="float">
            <text:p>100</text:p>
          </table:table-cell>
          <table:table-cell office:value-type="float" office:value="0.2111560312" calcext:value-type="float">
            <text:p>0,2111560312</text:p>
          </table:table-cell>
          <table:table-cell table:formula="of:=[.$F$3]/[.U13]" office:value-type="float" office:value="0.358154454016214" calcext:value-type="float">
            <text:p>0,35815445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J14]*[.K14]" office:value-type="float" office:value="225" calcext:value-type="float">
            <text:p>225</text:p>
          </table:table-cell>
          <table:table-cell office:value-type="float" office:value="0.0832230307333333" calcext:value-type="float">
            <text:p>0,0832230307</text:p>
          </table:table-cell>
          <table:table-cell table:formula="of:=[.$F$4]/[.M14]" office:value-type="float" office:value="2.07768626876915" calcext:value-type="float">
            <text:p>2,0776862688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R14]*[.S14]" office:value-type="float" office:value="225" calcext:value-type="float">
            <text:p>225</text:p>
          </table:table-cell>
          <table:table-cell office:value-type="float" office:value="0.214060998066667" calcext:value-type="float">
            <text:p>0,2140609981</text:p>
          </table:table-cell>
          <table:table-cell table:formula="of:=[.$F$4]/[.U14]" office:value-type="float" office:value="0.807766710244661" calcext:value-type="float">
            <text:p>0,807766710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J15]*[.K15]" office:value-type="float" office:value="400" calcext:value-type="float">
            <text:p>400</text:p>
          </table:table-cell>
          <table:table-cell office:value-type="float" office:value="0.132317883066667" calcext:value-type="float">
            <text:p>0,1323178831</text:p>
          </table:table-cell>
          <table:table-cell table:formula="of:=[.$F$5]/[.M15]" office:value-type="float" office:value="2.73755816627469" calcext:value-type="float">
            <text:p>2,7375581663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R15]*[.S15]" office:value-type="float" office:value="400" calcext:value-type="float">
            <text:p>400</text:p>
          </table:table-cell>
          <table:table-cell office:value-type="float" office:value="0.2715455458" calcext:value-type="float">
            <text:p>0,2715455458</text:p>
          </table:table-cell>
          <table:table-cell table:formula="of:=[.$F$5]/[.U15]" office:value-type="float" office:value="1.33394897075617" calcext:value-type="float">
            <text:p>1,333948970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J16]*[.K16]" office:value-type="float" office:value="625" calcext:value-type="float">
            <text:p>625</text:p>
          </table:table-cell>
          <table:table-cell office:value-type="float" office:value="0.202555584466667" calcext:value-type="float">
            <text:p>0,2025555845</text:p>
          </table:table-cell>
          <table:table-cell table:formula="of:=[.$F$6]/[.M16]" office:value-type="float" office:value="3.51949368668554" calcext:value-type="float">
            <text:p>3,5194936867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R16]*[.S16]" office:value-type="float" office:value="625" calcext:value-type="float">
            <text:p>625</text:p>
          </table:table-cell>
          <table:table-cell office:value-type="float" office:value="0.435527583666667" calcext:value-type="float">
            <text:p>0,4355275837</text:p>
          </table:table-cell>
          <table:table-cell table:formula="of:=[.$F$6]/[.U16]" office:value-type="float" office:value="1.63684948432325" calcext:value-type="float">
            <text:p>1,636849484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17]*[.K17]" office:value-type="float" office:value="900" calcext:value-type="float">
            <text:p>900</text:p>
          </table:table-cell>
          <table:table-cell office:value-type="float" office:value="0.306173833933333" calcext:value-type="float">
            <text:p>0,3061738339</text:p>
          </table:table-cell>
          <table:table-cell table:formula="of:=[.$F$7]/[.M17]" office:value-type="float" office:value="3.84665984048932" calcext:value-type="float">
            <text:p>3,8466598405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R17]*[.S17]" office:value-type="float" office:value="900" calcext:value-type="float">
            <text:p>900</text:p>
          </table:table-cell>
          <table:table-cell office:value-type="float" office:value="0.635249093666667" calcext:value-type="float">
            <text:p>0,6352490937</text:p>
          </table:table-cell>
          <table:table-cell table:formula="of:=[.$F$7]/[.U17]" office:value-type="float" office:value="1.85399176943651" calcext:value-type="float">
            <text:p>1,853991769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J18]*[.K18]" office:value-type="float" office:value="100" calcext:value-type="float">
            <text:p>100</text:p>
          </table:table-cell>
          <table:table-cell office:value-type="float" office:value="0.0477994373333333" calcext:value-type="float">
            <text:p>0,0477994373</text:p>
          </table:table-cell>
          <table:table-cell table:formula="of:=[.$F$3]/[.M18]" office:value-type="float" office:value="1.58216241206521" calcext:value-type="float">
            <text:p>1,5821624121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R18]*[.S18]" office:value-type="float" office:value="100" calcext:value-type="float">
            <text:p>100</text:p>
          </table:table-cell>
          <table:table-cell office:value-type="float" office:value="0.2118774812" calcext:value-type="float">
            <text:p>0,2118774812</text:p>
          </table:table-cell>
          <table:table-cell table:formula="of:=[.$F$3]/[.U18]" office:value-type="float" office:value="0.356934925969219" calcext:value-type="float">
            <text:p>0,35693492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J19]*[.K19]" office:value-type="float" office:value="225" calcext:value-type="float">
            <text:p>225</text:p>
          </table:table-cell>
          <table:table-cell office:value-type="float" office:value="0.075623586" calcext:value-type="float">
            <text:p>0,075623586</text:p>
          </table:table-cell>
          <table:table-cell table:formula="of:=[.$F$4]/[.M19]" office:value-type="float" office:value="2.28647380196967" calcext:value-type="float">
            <text:p>2,286473802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R19]*[.S19]" office:value-type="float" office:value="225" calcext:value-type="float">
            <text:p>225</text:p>
          </table:table-cell>
          <table:table-cell office:value-type="float" office:value="0.213969801666667" calcext:value-type="float">
            <text:p>0,2139698017</text:p>
          </table:table-cell>
          <table:table-cell table:formula="of:=[.$F$4]/[.U19]" office:value-type="float" office:value="0.808110989743171" calcext:value-type="float">
            <text:p>0,808110989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J20]*[.K20]" office:value-type="float" office:value="400" calcext:value-type="float">
            <text:p>400</text:p>
          </table:table-cell>
          <table:table-cell office:value-type="float" office:value="0.113271460266667" calcext:value-type="float">
            <text:p>0,1132714603</text:p>
          </table:table-cell>
          <table:table-cell table:formula="of:=[.$F$5]/[.M20]" office:value-type="float" office:value="3.19787438495599" calcext:value-type="float">
            <text:p>3,197874385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R20]*[.S20]" office:value-type="float" office:value="400" calcext:value-type="float">
            <text:p>400</text:p>
          </table:table-cell>
          <table:table-cell office:value-type="float" office:value="0.2554269764" calcext:value-type="float">
            <text:p>0,2554269764</text:p>
          </table:table-cell>
          <table:table-cell table:formula="of:=[.$F$5]/[.U20]" office:value-type="float" office:value="1.41812703747502" calcext:value-type="float">
            <text:p>1,418127037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J21]*[.K21]" office:value-type="float" office:value="625" calcext:value-type="float">
            <text:p>625</text:p>
          </table:table-cell>
          <table:table-cell office:value-type="float" office:value="0.164359083266667" calcext:value-type="float">
            <text:p>0,1643590833</text:p>
          </table:table-cell>
          <table:table-cell table:formula="of:=[.$F$6]/[.M21]" office:value-type="float" office:value="4.33741224740643" calcext:value-type="float">
            <text:p>4,3374122474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R21]*[.S21]" office:value-type="float" office:value="625" calcext:value-type="float">
            <text:p>625</text:p>
          </table:table-cell>
          <table:table-cell office:value-type="float" office:value="0.418808279666667" calcext:value-type="float">
            <text:p>0,4188082797</text:p>
          </table:table-cell>
          <table:table-cell table:formula="of:=[.$F$6]/[.U21]" office:value-type="float" office:value="1.70219438187977" calcext:value-type="float">
            <text:p>1,702194381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22]*[.K22]" office:value-type="float" office:value="900" calcext:value-type="float">
            <text:p>900</text:p>
          </table:table-cell>
          <table:table-cell office:value-type="float" office:value="0.2245066768" calcext:value-type="float">
            <text:p>0,2245066768</text:p>
          </table:table-cell>
          <table:table-cell table:formula="of:=[.$F$7]/[.M22]" office:value-type="float" office:value="5.24593124795654" calcext:value-type="float">
            <text:p>5,245931248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R22]*[.S22]" office:value-type="float" office:value="900" calcext:value-type="float">
            <text:p>900</text:p>
          </table:table-cell>
          <table:table-cell office:value-type="float" office:value="0.548356641" calcext:value-type="float">
            <text:p>0,548356641</text:p>
          </table:table-cell>
          <table:table-cell table:formula="of:=[.$F$7]/[.U22]" office:value-type="float" office:value="2.14777482962954" calcext:value-type="float">
            <text:p>2,147774829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J23]*[.K23]" office:value-type="float" office:value="100" calcext:value-type="float">
            <text:p>100</text:p>
          </table:table-cell>
          <table:table-cell office:value-type="float" office:value="0.047919753" calcext:value-type="float">
            <text:p>0,047919753</text:p>
          </table:table-cell>
          <table:table-cell table:formula="of:=[.$F$3]/[.M23]" office:value-type="float" office:value="1.5781899599246" calcext:value-type="float">
            <text:p>1,5781899599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R23]*[.S23]" office:value-type="float" office:value="100" calcext:value-type="float">
            <text:p>100</text:p>
          </table:table-cell>
          <table:table-cell office:value-type="float" office:value="0.212726721866667" calcext:value-type="float">
            <text:p>0,2127267219</text:p>
          </table:table-cell>
          <table:table-cell table:formula="of:=[.$F$3]/[.U23]" office:value-type="float" office:value="0.35550998202317" calcext:value-type="float">
            <text:p>0,35550998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J24]*[.K24]" office:value-type="float" office:value="225" calcext:value-type="float">
            <text:p>225</text:p>
          </table:table-cell>
          <table:table-cell office:value-type="float" office:value="0.0701292208" calcext:value-type="float">
            <text:p>0,0701292208</text:p>
          </table:table-cell>
          <table:table-cell table:formula="of:=[.$F$4]/[.M24]" office:value-type="float" office:value="2.46561057184882" calcext:value-type="float">
            <text:p>2,4656105718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R24]*[.S24]" office:value-type="float" office:value="225" calcext:value-type="float">
            <text:p>225</text:p>
          </table:table-cell>
          <table:table-cell office:value-type="float" office:value="0.2136958866" calcext:value-type="float">
            <text:p>0,2136958866</text:p>
          </table:table-cell>
          <table:table-cell table:formula="of:=[.$F$4]/[.U24]" office:value-type="float" office:value="0.809146825196775" calcext:value-type="float">
            <text:p>0,809146825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J25]*[.K25]" office:value-type="float" office:value="400" calcext:value-type="float">
            <text:p>400</text:p>
          </table:table-cell>
          <table:table-cell office:value-type="float" office:value="0.104318431133333" calcext:value-type="float">
            <text:p>0,1043184311</text:p>
          </table:table-cell>
          <table:table-cell table:formula="of:=[.$F$5]/[.M25]" office:value-type="float" office:value="3.47232888184789" calcext:value-type="float">
            <text:p>3,4723288818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R25]*[.S25]" office:value-type="float" office:value="400" calcext:value-type="float">
            <text:p>400</text:p>
          </table:table-cell>
          <table:table-cell office:value-type="float" office:value="0.247992537933333" calcext:value-type="float">
            <text:p>0,2479925379</text:p>
          </table:table-cell>
          <table:table-cell table:formula="of:=[.$F$5]/[.U25]" office:value-type="float" office:value="1.46064032551943" calcext:value-type="float">
            <text:p>1,460640325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J26]*[.K26]" office:value-type="float" office:value="625" calcext:value-type="float">
            <text:p>625</text:p>
          </table:table-cell>
          <table:table-cell office:value-type="float" office:value="0.150790056266667" calcext:value-type="float">
            <text:p>0,1507900563</text:p>
          </table:table-cell>
          <table:table-cell table:formula="of:=[.$F$6]/[.M26]" office:value-type="float" office:value="4.7277195750402" calcext:value-type="float">
            <text:p>4,727719575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R26]*[.S26]" office:value-type="float" office:value="625" calcext:value-type="float">
            <text:p>625</text:p>
          </table:table-cell>
          <table:table-cell office:value-type="float" office:value="0.329841849533333" calcext:value-type="float">
            <text:p>0,3298418495</text:p>
          </table:table-cell>
          <table:table-cell table:formula="of:=[.$F$6]/[.U26]" office:value-type="float" office:value="2.16131792173112" calcext:value-type="float">
            <text:p>2,161317921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27]*[.K27]" office:value-type="float" office:value="900" calcext:value-type="float">
            <text:p>900</text:p>
          </table:table-cell>
          <table:table-cell office:value-type="float" office:value="0.2091006594" calcext:value-type="float">
            <text:p>0,2091006594</text:p>
          </table:table-cell>
          <table:table-cell table:formula="of:=[.$F$7]/[.M27]" office:value-type="float" office:value="5.63243843696841" calcext:value-type="float">
            <text:p>5,632438437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R27]*[.S27]" office:value-type="float" office:value="900" calcext:value-type="float">
            <text:p>900</text:p>
          </table:table-cell>
          <table:table-cell office:value-type="float" office:value="0.5370734484" calcext:value-type="float">
            <text:p>0,5370734484</text:p>
          </table:table-cell>
          <table:table-cell table:formula="of:=[.$F$7]/[.U27]" office:value-type="float" office:value="2.19289669729277" calcext:value-type="float">
            <text:p>2,1928966973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adev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  <table:table-cell/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2]*[.D32]" office:value-type="float" office:value="100" calcext:value-type="float">
            <text:p>100</text:p>
          </table:table-cell>
          <table:table-cell office:value-type="float" office:value="0.136660298333333" calcext:value-type="float">
            <text:p>0,1366602983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J32]*[.K32]" office:value-type="float" office:value="100" calcext:value-type="float">
            <text:p>100</text:p>
          </table:table-cell>
          <table:table-cell office:value-type="float" office:value="0.0971524564666666" calcext:value-type="float">
            <text:p>0,0971524565</text:p>
          </table:table-cell>
          <table:table-cell table:formula="of:=[.$F$32]/[.M32]" office:value-type="float" office:value="1.40665818759016" calcext:value-type="float">
            <text:p>1,40665818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C33]*[.D33]" office:value-type="float" office:value="225" calcext:value-type="float">
            <text:p>225</text:p>
          </table:table-cell>
          <table:table-cell office:value-type="float" office:value="0.4528272858" calcext:value-type="float">
            <text:p>0,4528272858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J33]*[.K33]" office:value-type="float" office:value="225" calcext:value-type="float">
            <text:p>225</text:p>
          </table:table-cell>
          <table:table-cell office:value-type="float" office:value="0.351994959733333" calcext:value-type="float">
            <text:p>0,3519949597</text:p>
          </table:table-cell>
          <table:table-cell table:formula="of:=[.$F$33]/[.M33]" office:value-type="float" office:value="1.28645957357758" calcext:value-type="float">
            <text:p>1,28645957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C34]*[.D34]" office:value-type="float" office:value="400" calcext:value-type="float">
            <text:p>400</text:p>
          </table:table-cell>
          <table:table-cell office:value-type="float" office:value="1.13466789813333" calcext:value-type="float">
            <text:p>1,1346678981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J34]*[.K34]" office:value-type="float" office:value="400" calcext:value-type="float">
            <text:p>400</text:p>
          </table:table-cell>
          <table:table-cell office:value-type="float" office:value="0.965706802466667" calcext:value-type="float">
            <text:p>0,9657068025</text:p>
          </table:table-cell>
          <table:table-cell table:formula="of:=[.$F$34]/[.M34]" office:value-type="float" office:value="1.17496107020795" calcext:value-type="float">
            <text:p>1,17496107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C35]*[.D35]" office:value-type="float" office:value="625" calcext:value-type="float">
            <text:p>625</text:p>
          </table:table-cell>
          <table:table-cell office:value-type="float" office:value="2.58369216613333" calcext:value-type="float">
            <text:p>2,5836921661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J35]*[.K35]" office:value-type="float" office:value="625" calcext:value-type="float">
            <text:p>625</text:p>
          </table:table-cell>
          <table:table-cell office:value-type="float" office:value="2.2400054148" calcext:value-type="float">
            <text:p>2,2400054148</text:p>
          </table:table-cell>
          <table:table-cell table:formula="of:=[.$F$35]/[.M35]" office:value-type="float" office:value="1.1534312145241" calcext:value-type="float">
            <text:p>1,1534312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C36]*[.D36]" office:value-type="float" office:value="900" calcext:value-type="float">
            <text:p>900</text:p>
          </table:table-cell>
          <table:table-cell office:value-type="float" office:value="5.3920563654" calcext:value-type="float">
            <text:p>5,3920563654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36]*[.K36]" office:value-type="float" office:value="900" calcext:value-type="float">
            <text:p>900</text:p>
          </table:table-cell>
          <table:table-cell office:value-type="float" office:value="4.4489525552" calcext:value-type="float">
            <text:p>4,4489525552</text:p>
          </table:table-cell>
          <table:table-cell table:formula="of:=[.$F$36]/[.M36]" office:value-type="float" office:value="1.21198333731334" calcext:value-type="float">
            <text:p>1,2119833373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J37]*[.K37]" office:value-type="float" office:value="100" calcext:value-type="float">
            <text:p>100</text:p>
          </table:table-cell>
          <table:table-cell office:value-type="float" office:value="0.0756189202666667" calcext:value-type="float">
            <text:p>0,0756189203</text:p>
          </table:table-cell>
          <table:table-cell table:formula="of:=[.$F$32]/[.M37]" office:value-type="float" office:value="1.80722361350052" calcext:value-type="float">
            <text:p>1,8072236135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J38]*[.K38]" office:value-type="float" office:value="225" calcext:value-type="float">
            <text:p>225</text:p>
          </table:table-cell>
          <table:table-cell office:value-type="float" office:value="0.274997248666667" calcext:value-type="float">
            <text:p>0,2749972487</text:p>
          </table:table-cell>
          <table:table-cell table:formula="of:=[.$F$33]/[.M38]" office:value-type="float" office:value="1.64666115023168" calcext:value-type="float">
            <text:p>1,6466611502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J39]*[.K39]" office:value-type="float" office:value="400" calcext:value-type="float">
            <text:p>400</text:p>
          </table:table-cell>
          <table:table-cell office:value-type="float" office:value="0.819563395333333" calcext:value-type="float">
            <text:p>0,8195633953</text:p>
          </table:table-cell>
          <table:table-cell table:formula="of:=[.$F$34]/[.M39]" office:value-type="float" office:value="1.38447849744661" calcext:value-type="float">
            <text:p>1,3844784974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J40]*[.K40]" office:value-type="float" office:value="625" calcext:value-type="float">
            <text:p>625</text:p>
          </table:table-cell>
          <table:table-cell office:value-type="float" office:value="1.86855822306667" calcext:value-type="float">
            <text:p>1,8685582231</text:p>
          </table:table-cell>
          <table:table-cell table:formula="of:=[.$F$35]/[.M40]" office:value-type="float" office:value="1.38271964675149" calcext:value-type="float">
            <text:p>1,3827196468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41]*[.K41]" office:value-type="float" office:value="900" calcext:value-type="float">
            <text:p>900</text:p>
          </table:table-cell>
          <table:table-cell office:value-type="float" office:value="3.78509070493333" calcext:value-type="float">
            <text:p>3,7850907049</text:p>
          </table:table-cell>
          <table:table-cell table:formula="of:=[.$F$36]/[.M41]" office:value-type="float" office:value="1.42455142709585" calcext:value-type="float">
            <text:p>1,4245514271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J42]*[.K42]" office:value-type="float" office:value="100" calcext:value-type="float">
            <text:p>100</text:p>
          </table:table-cell>
          <table:table-cell office:value-type="float" office:value="0.0688413018" calcext:value-type="float">
            <text:p>0,0688413018</text:p>
          </table:table-cell>
          <table:table-cell table:formula="of:=[.$F$32]/[.M42]" office:value-type="float" office:value="1.98514982663116" calcext:value-type="float">
            <text:p>1,9851498266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J43]*[.K43]" office:value-type="float" office:value="225" calcext:value-type="float">
            <text:p>225</text:p>
          </table:table-cell>
          <table:table-cell office:value-type="float" office:value="0.2274747386" calcext:value-type="float">
            <text:p>0,2274747386</text:p>
          </table:table-cell>
          <table:table-cell table:formula="of:=[.$F$33]/[.M43]" office:value-type="float" office:value="1.99067065023105" calcext:value-type="float">
            <text:p>1,9906706502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J44]*[.K44]" office:value-type="float" office:value="400" calcext:value-type="float">
            <text:p>400</text:p>
          </table:table-cell>
          <table:table-cell office:value-type="float" office:value="0.6982169914" calcext:value-type="float">
            <text:p>0,6982169914</text:p>
          </table:table-cell>
          <table:table-cell table:formula="of:=[.$F$34]/[.M44]" office:value-type="float" office:value="1.62509350547056" calcext:value-type="float">
            <text:p>1,6250935055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J45]*[.K45]" office:value-type="float" office:value="625" calcext:value-type="float">
            <text:p>625</text:p>
          </table:table-cell>
          <table:table-cell office:value-type="float" office:value="1.68097767073333" calcext:value-type="float">
            <text:p>1,6809776707</text:p>
          </table:table-cell>
          <table:table-cell table:formula="of:=[.$F$35]/[.M45]" office:value-type="float" office:value="1.53701754111117" calcext:value-type="float">
            <text:p>1,5370175411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46]*[.K46]" office:value-type="float" office:value="900" calcext:value-type="float">
            <text:p>900</text:p>
          </table:table-cell>
          <table:table-cell office:value-type="float" office:value="3.45146088746667" calcext:value-type="float">
            <text:p>3,4514608875</text:p>
          </table:table-cell>
          <table:table-cell table:formula="of:=[.$F$36]/[.M46]" office:value-type="float" office:value="1.56225335914431" calcext:value-type="float">
            <text:p>1,5622533591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J47]*[.K47]" office:value-type="float" office:value="100" calcext:value-type="float">
            <text:p>100</text:p>
          </table:table-cell>
          <table:table-cell office:value-type="float" office:value="0.0617933373333333" calcext:value-type="float">
            <text:p>0,0617933373</text:p>
          </table:table-cell>
          <table:table-cell table:formula="of:=[.$F$32]/[.M47]" office:value-type="float" office:value="2.2115701179262" calcext:value-type="float">
            <text:p>2,2115701179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J48]*[.K48]" office:value-type="float" office:value="225" calcext:value-type="float">
            <text:p>225</text:p>
          </table:table-cell>
          <table:table-cell office:value-type="float" office:value="0.197099816666667" calcext:value-type="float">
            <text:p>0,1970998167</text:p>
          </table:table-cell>
          <table:table-cell table:formula="of:=[.$F$33]/[.M48]" office:value-type="float" office:value="2.29745158295006" calcext:value-type="float">
            <text:p>2,297451583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J49]*[.K49]" office:value-type="float" office:value="400" calcext:value-type="float">
            <text:p>400</text:p>
          </table:table-cell>
          <table:table-cell office:value-type="float" office:value="0.6418908806" calcext:value-type="float">
            <text:p>0,6418908806</text:p>
          </table:table-cell>
          <table:table-cell table:formula="of:=[.$F$34]/[.M49]" office:value-type="float" office:value="1.76769593154637" calcext:value-type="float">
            <text:p>1,7676959315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J50]*[.K50]" office:value-type="float" office:value="625" calcext:value-type="float">
            <text:p>625</text:p>
          </table:table-cell>
          <table:table-cell office:value-type="float" office:value="1.5493040662" calcext:value-type="float">
            <text:p>1,5493040662</text:p>
          </table:table-cell>
          <table:table-cell table:formula="of:=[.$F$35]/[.M50]" office:value-type="float" office:value="1.66764692773988" calcext:value-type="float">
            <text:p>1,6676469277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51]*[.K51]" office:value-type="float" office:value="900" calcext:value-type="float">
            <text:p>900</text:p>
          </table:table-cell>
          <table:table-cell office:value-type="float" office:value="3.14344592726667" calcext:value-type="float">
            <text:p>3,1434459273</text:p>
          </table:table-cell>
          <table:table-cell table:formula="of:=[.$F$36]/[.M51]" office:value-type="float" office:value="1.7153329467603" calcext:value-type="float">
            <text:p>1,7153329468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J52]*[.K52]" office:value-type="float" office:value="100" calcext:value-type="float">
            <text:p>100</text:p>
          </table:table-cell>
          <table:table-cell office:value-type="float" office:value="0.0557302084666667" calcext:value-type="float">
            <text:p>0,0557302085</text:p>
          </table:table-cell>
          <table:table-cell table:formula="of:=[.$F$32]/[.M52]" office:value-type="float" office:value="2.45217633476237" calcext:value-type="float">
            <text:p>2,4521763348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J53]*[.K53]" office:value-type="float" office:value="225" calcext:value-type="float">
            <text:p>225</text:p>
          </table:table-cell>
          <table:table-cell office:value-type="float" office:value="0.175174250533333" calcext:value-type="float">
            <text:p>0,1751742505</text:p>
          </table:table-cell>
          <table:table-cell table:formula="of:=[.$F$33]/[.M53]" office:value-type="float" office:value="2.58501055047376" calcext:value-type="float">
            <text:p>2,5850105505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J54]*[.K54]" office:value-type="float" office:value="400" calcext:value-type="float">
            <text:p>400</text:p>
          </table:table-cell>
          <table:table-cell office:value-type="float" office:value="0.544050017733333" calcext:value-type="float">
            <text:p>0,5440500177</text:p>
          </table:table-cell>
          <table:table-cell table:formula="of:=[.$F$34]/[.M54]" office:value-type="float" office:value="2.08559481876442" calcext:value-type="float">
            <text:p>2,0855948188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J55]*[.K55]" office:value-type="float" office:value="625" calcext:value-type="float">
            <text:p>625</text:p>
          </table:table-cell>
          <table:table-cell office:value-type="float" office:value="1.359474407" calcext:value-type="float">
            <text:p>1,359474407</text:p>
          </table:table-cell>
          <table:table-cell table:formula="of:=[.$F$35]/[.M55]" office:value-type="float" office:value="1.90050813228243" calcext:value-type="float">
            <text:p>1,9005081323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56]*[.K56]" office:value-type="float" office:value="900" calcext:value-type="float">
            <text:p>900</text:p>
          </table:table-cell>
          <table:table-cell office:value-type="float" office:value="2.83529524726667" calcext:value-type="float">
            <text:p>2,8352952473</text:p>
          </table:table-cell>
          <table:table-cell table:formula="of:=[.$F$36]/[.M56]" office:value-type="float" office:value="1.90176186081437" calcext:value-type="float">
            <text:p>1,9017618608</text:p>
          </table:table-cell>
          <table:table-cell table:number-columns-repeated="8"/>
        </table:table-row>
      </table:table>
      <table:table table:name="devstone_parallel_data_plot 30x30" table:style-name="ta1">
        <table:shapes>
          <draw:frame draw:z-index="0" draw:style-name="gr1" draw:text-style-name="P1" svg:width="160mm" svg:height="89.88mm" svg:x="12.82mm" svg:y="80.84mm">
            <loext:p draw:notify-on-update-of-ranges="'devstone_parallel_data_plot 30x30'.I3:'devstone_parallel_data_plot 30x30'.I7 'devstone_parallel_data_plot 30x30'.H3:'devstone_parallel_data_plot 30x30'.H3 'devstone_parallel_data_plot 30x30'.N3:'devstone_parallel_data_plot 30x30'.N7 'devstone_parallel_data_plot 30x30'.Q3:'devstone_parallel_data_plot 30x30'.Q7 'devstone_parallel_data_plot 30x30'.P3:'devstone_parallel_data_plot 30x30'.P3 'devstone_parallel_data_plot 30x30'.V3:'devstone_parallel_data_plot 30x30'.V7 'devstone_parallel_data_plot 30x30'.I12:'devstone_parallel_data_plot 30x30'.I16 'devstone_parallel_data_plot 30x30'.A10:'devstone_parallel_data_plot 30x30'.A10 'devstone_parallel_data_plot 30x30'.N12:'devstone_parallel_data_plot 30x30'.N1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dxe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  <table:table-cell/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  <table:table-cell table:number-columns-repeated="2"/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  <table:table-cell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C3]*[.D3]" office:value-type="float" office:value="900" calcext:value-type="float">
            <text:p>900</text:p>
          </table:table-cell>
          <table:table-cell office:value-type="float" office:value="1.1777465912" calcext:value-type="float">
            <text:p>1,1777465912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3]*[.K3]" office:value-type="float" office:value="900" calcext:value-type="float">
            <text:p>900</text:p>
          </table:table-cell>
          <table:table-cell office:value-type="float" office:value="0.567929119266667" calcext:value-type="float">
            <text:p>0,5679291193</text:p>
          </table:table-cell>
          <table:table-cell table:formula="of:=[.$F$3]/[.M3]" office:value-type="float" office:value="2.07375630381614" calcext:value-type="float">
            <text:p>2,0737563038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R3]*[.S3]" office:value-type="float" office:value="900" calcext:value-type="float">
            <text:p>900</text:p>
          </table:table-cell>
          <table:table-cell office:value-type="float" office:value="1.24933096486667" calcext:value-type="float">
            <text:p>1,2493309649</text:p>
          </table:table-cell>
          <table:table-cell table:formula="of:=[.$F$3]/[.U3]" office:value-type="float" office:value="0.942701833477483" calcext:value-type="float">
            <text:p>0,942701833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4]*[.K4]" office:value-type="float" office:value="900" calcext:value-type="float">
            <text:p>900</text:p>
          </table:table-cell>
          <table:table-cell office:value-type="float" office:value="0.389965464533333" calcext:value-type="float">
            <text:p>0,3899654645</text:p>
          </table:table-cell>
          <table:table-cell table:formula="of:=[.$F$3]/[.M4]" office:value-type="float" office:value="3.02013049440005" calcext:value-type="float">
            <text:p>3,0201304944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R4]*[.S4]" office:value-type="float" office:value="900" calcext:value-type="float">
            <text:p>900</text:p>
          </table:table-cell>
          <table:table-cell office:value-type="float" office:value="0.819121031866667" calcext:value-type="float">
            <text:p>0,8191210319</text:p>
          </table:table-cell>
          <table:table-cell table:formula="of:=[.$F$3]/[.U4]" office:value-type="float" office:value="1.43781754512648" calcext:value-type="float">
            <text:p>1,437817545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5]*[.K5]" office:value-type="float" office:value="900" calcext:value-type="float">
            <text:p>900</text:p>
          </table:table-cell>
          <table:table-cell office:value-type="float" office:value="0.306173833933333" calcext:value-type="float">
            <text:p>0,3061738339</text:p>
          </table:table-cell>
          <table:table-cell table:formula="of:=[.$F$3]/[.M5]" office:value-type="float" office:value="3.84665984048932" calcext:value-type="float">
            <text:p>3,8466598405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R5]*[.S5]" office:value-type="float" office:value="900" calcext:value-type="float">
            <text:p>900</text:p>
          </table:table-cell>
          <table:table-cell office:value-type="float" office:value="0.635249093666667" calcext:value-type="float">
            <text:p>0,6352490937</text:p>
          </table:table-cell>
          <table:table-cell table:formula="of:=[.$F$3]/[.U5]" office:value-type="float" office:value="1.85399176943651" calcext:value-type="float">
            <text:p>1,853991769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6]*[.K6]" office:value-type="float" office:value="900" calcext:value-type="float">
            <text:p>900</text:p>
          </table:table-cell>
          <table:table-cell office:value-type="float" office:value="0.2245066768" calcext:value-type="float">
            <text:p>0,2245066768</text:p>
          </table:table-cell>
          <table:table-cell table:formula="of:=[.$F$3]/[.M6]" office:value-type="float" office:value="5.24593124795654" calcext:value-type="float">
            <text:p>5,245931248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R6]*[.S6]" office:value-type="float" office:value="900" calcext:value-type="float">
            <text:p>900</text:p>
          </table:table-cell>
          <table:table-cell office:value-type="float" office:value="0.548356641" calcext:value-type="float">
            <text:p>0,548356641</text:p>
          </table:table-cell>
          <table:table-cell table:formula="of:=[.$F$3]/[.U6]" office:value-type="float" office:value="2.14777482962954" calcext:value-type="float">
            <text:p>2,147774829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7]*[.K7]" office:value-type="float" office:value="900" calcext:value-type="float">
            <text:p>900</text:p>
          </table:table-cell>
          <table:table-cell office:value-type="float" office:value="0.2091006594" calcext:value-type="float">
            <text:p>0,2091006594</text:p>
          </table:table-cell>
          <table:table-cell table:formula="of:=[.$F$3]/[.M7]" office:value-type="float" office:value="5.63243843696841" calcext:value-type="float">
            <text:p>5,632438437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R7]*[.S7]" office:value-type="float" office:value="900" calcext:value-type="float">
            <text:p>900</text:p>
          </table:table-cell>
          <table:table-cell office:value-type="float" office:value="0.5370734484" calcext:value-type="float">
            <text:p>0,5370734484</text:p>
          </table:table-cell>
          <table:table-cell table:formula="of:=[.$F$3]/[.U7]" office:value-type="float" office:value="2.19289669729277" calcext:value-type="float">
            <text:p>2,1928966973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adev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  <table:table-cell/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C12]*[.D12]" office:value-type="float" office:value="900" calcext:value-type="float">
            <text:p>900</text:p>
          </table:table-cell>
          <table:table-cell office:value-type="float" office:value="5.3920563654" calcext:value-type="float">
            <text:p>5,3920563654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12]*[.K12]" office:value-type="float" office:value="900" calcext:value-type="float">
            <text:p>900</text:p>
          </table:table-cell>
          <table:table-cell office:value-type="float" office:value="4.4489525552" calcext:value-type="float">
            <text:p>4,4489525552</text:p>
          </table:table-cell>
          <table:table-cell table:formula="of:=[.$F$12]/[.M12]" office:value-type="float" office:value="1.21198333731334" calcext:value-type="float">
            <text:p>1,2119833373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13]*[.K13]" office:value-type="float" office:value="900" calcext:value-type="float">
            <text:p>900</text:p>
          </table:table-cell>
          <table:table-cell office:value-type="float" office:value="3.78509070493333" calcext:value-type="float">
            <text:p>3,7850907049</text:p>
          </table:table-cell>
          <table:table-cell table:formula="of:=[.$F$12]/[.M13]" office:value-type="float" office:value="1.42455142709585" calcext:value-type="float">
            <text:p>1,4245514271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14]*[.K14]" office:value-type="float" office:value="900" calcext:value-type="float">
            <text:p>900</text:p>
          </table:table-cell>
          <table:table-cell office:value-type="float" office:value="3.45146088746667" calcext:value-type="float">
            <text:p>3,4514608875</text:p>
          </table:table-cell>
          <table:table-cell table:formula="of:=[.$F$12]/[.M14]" office:value-type="float" office:value="1.56225335914431" calcext:value-type="float">
            <text:p>1,5622533591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15]*[.K15]" office:value-type="float" office:value="900" calcext:value-type="float">
            <text:p>900</text:p>
          </table:table-cell>
          <table:table-cell office:value-type="float" office:value="3.14344592726667" calcext:value-type="float">
            <text:p>3,1434459273</text:p>
          </table:table-cell>
          <table:table-cell table:formula="of:=[.$F$12]/[.M15]" office:value-type="float" office:value="1.7153329467603" calcext:value-type="float">
            <text:p>1,7153329468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16]*[.K16]" office:value-type="float" office:value="900" calcext:value-type="float">
            <text:p>900</text:p>
          </table:table-cell>
          <table:table-cell office:value-type="float" office:value="2.83529524726667" calcext:value-type="float">
            <text:p>2,8352952473</text:p>
          </table:table-cell>
          <table:table-cell table:formula="of:=[.$F$12]/[.M16]" office:value-type="float" office:value="1.90176186081437" calcext:value-type="float">
            <text:p>1,9017618608</text:p>
          </table:table-cell>
          <table:table-cell table:number-columns-repeated="8"/>
        </table:table-row>
      </table:table>
      <table:table table:name="connect" table:style-name="ta1">
        <table:shapes>
          <draw:frame draw:z-index="0" draw:style-name="gr1" draw:text-style-name="P1" svg:width="159.99mm" svg:height="89.99mm" svg:x="90.2mm" svg:y="4.45mm">
            <loext:p draw:notify-on-update-of-ranges="connect.A1:connect.A1 connect.C3:connect.C9 connect.B3:connect.B9 connect.A11:connect.A11 connect.C13:connect.C19 connect.B13:connect.B1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time-elapsed (seconds)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0" calcext:value-type="float">
            <text:p>10</text:p>
          </table:table-cell>
          <table:table-cell office:value-type="float" office:value="0.040897655" calcext:value-type="float">
            <text:p>0,040897655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20" calcext:value-type="float">
            <text:p>20</text:p>
          </table:table-cell>
          <table:table-cell office:value-type="float" office:value="0.1331967112" calcext:value-type="float">
            <text:p>0,1331967112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30" calcext:value-type="float">
            <text:p>30</text:p>
          </table:table-cell>
          <table:table-cell office:value-type="float" office:value="0.308045664533333" calcext:value-type="float">
            <text:p>0,3080456645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40" calcext:value-type="float">
            <text:p>40</text:p>
          </table:table-cell>
          <table:table-cell office:value-type="float" office:value="0.581514903266667" calcext:value-type="float">
            <text:p>0,5815149033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50" calcext:value-type="float">
            <text:p>50</text:p>
          </table:table-cell>
          <table:table-cell office:value-type="float" office:value="0.960028556933333" calcext:value-type="float">
            <text:p>0,9600285569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60" calcext:value-type="float">
            <text:p>60</text:p>
          </table:table-cell>
          <table:table-cell office:value-type="float" office:value="1.43138638673333" calcext:value-type="float">
            <text:p>1,4313863867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70" calcext:value-type="float">
            <text:p>70</text:p>
          </table:table-cell>
          <table:table-cell office:value-type="float" office:value="2.0539302238" calcext:value-type="float">
            <text:p>2,053930223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e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time-elapsed (seconds)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0" calcext:value-type="float">
            <text:p>10</text:p>
          </table:table-cell>
          <table:table-cell office:value-type="float" office:value="0.0316614699333333" calcext:value-type="float">
            <text:p>0,0316614699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20" calcext:value-type="float">
            <text:p>20</text:p>
          </table:table-cell>
          <table:table-cell office:value-type="float" office:value="0.0738827158" calcext:value-type="float">
            <text:p>0,0738827158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30" calcext:value-type="float">
            <text:p>30</text:p>
          </table:table-cell>
          <table:table-cell office:value-type="float" office:value="0.147172464533333" calcext:value-type="float">
            <text:p>0,1471724645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40" calcext:value-type="float">
            <text:p>40</text:p>
          </table:table-cell>
          <table:table-cell office:value-type="float" office:value="0.253697302133333" calcext:value-type="float">
            <text:p>0,2536973021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50" calcext:value-type="float">
            <text:p>50</text:p>
          </table:table-cell>
          <table:table-cell office:value-type="float" office:value="0.429801664933333" calcext:value-type="float">
            <text:p>0,4298016649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60" calcext:value-type="float">
            <text:p>60</text:p>
          </table:table-cell>
          <table:table-cell office:value-type="float" office:value="0.641997895733333" calcext:value-type="float">
            <text:p>0,6419978957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70" calcext:value-type="float">
            <text:p>70</text:p>
          </table:table-cell>
          <table:table-cell office:value-type="float" office:value="0.8460644158" calcext:value-type="float">
            <text:p>0,8460644158</text:p>
          </table:table-cell>
        </table:table-row>
      </table:table>
      <table:table table:name="connect_speedup" table:style-name="ta1">
        <table:shapes>
          <draw:frame draw:z-index="0" draw:style-name="gr1" draw:text-style-name="P1" svg:width="159.99mm" svg:height="90.04mm" svg:x="38.19mm" svg:y="67.73mm">
            <loext:p draw:notify-on-update-of-ranges="connect_speedup.G3:connect_speedup.G7 connect_speedup.F3:connect_speedup.F3 connect_speedup.I3:connect_speedup.I7 connect_speedup.L3:connect_speedup.L7 connect_speedup.K3:connect_speedup.K3 connect_speedup.N3:connect_speedup.N7 connect_speedup.G11:connect_speedup.G15 connect_speedup.A9:connect_speedup.A9 connect_speedup.I11:connect_speedup.I1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dxe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time-elapsed (seconds)</text:p>
          </table:table-cell>
          <table:table-cell table:number-columns-repeated="2"/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time-elapsed (seconds)</text:p>
          </table:table-cell>
          <table:table-cell table:number-columns-repeated="2"/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time-elapsed (seconds)</text:p>
          </table:table-cell>
          <table:table-cell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office:value-type="float" office:value="0.0972672925333333" calcext:value-type="float">
            <text:p>0,0972672925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office:value-type="float" office:value="0.3316847588" calcext:value-type="float">
            <text:p>0,3316847588</text:p>
          </table:table-cell>
          <table:table-cell table:formula="of:=[.$C$3]/[.H3]" office:value-type="float" office:value="0.293252222035272" calcext:value-type="float">
            <text:p>0,293252222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2" calcext:value-type="float">
            <text:p>2</text:p>
          </table:table-cell>
          <table:table-cell office:value-type="float" office:value="2.99501750133333" calcext:value-type="float">
            <text:p>2,9950175013</text:p>
          </table:table-cell>
          <table:table-cell table:formula="of:=[.$C$3]/[.M3]" office:value-type="float" office:value="0.032476368665636" calcext:value-type="float">
            <text:p>0,032476368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office:value-type="float" office:value="0.486321890733333" calcext:value-type="float">
            <text:p>0,4863218907</text:p>
          </table:table-cell>
          <table:table-cell table:formula="of:=[.$C$3]/[.H4]" office:value-type="float" office:value="0.200005992711252" calcext:value-type="float">
            <text:p>0,2000059927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3" calcext:value-type="float">
            <text:p>3</text:p>
          </table:table-cell>
          <table:table-cell office:value-type="float" office:value="1.41083710466667" calcext:value-type="float">
            <text:p>1,4108371047</text:p>
          </table:table-cell>
          <table:table-cell table:formula="of:=[.$C$3]/[.M4]" office:value-type="float" office:value="0.0689429645786884" calcext:value-type="float">
            <text:p>0,068942964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office:value-type="float" office:value="0.73033901" calcext:value-type="float">
            <text:p>0,73033901</text:p>
          </table:table-cell>
          <table:table-cell table:formula="of:=[.$C$3]/[.H5]" office:value-type="float" office:value="0.133181017584332" calcext:value-type="float">
            <text:p>0,1331810176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4" calcext:value-type="float">
            <text:p>4</text:p>
          </table:table-cell>
          <table:table-cell office:value-type="float" office:value="1.45761625393333" calcext:value-type="float">
            <text:p>1,4576162539</text:p>
          </table:table-cell>
          <table:table-cell table:formula="of:=[.$C$3]/[.M5]" office:value-type="float" office:value="0.0667303841260418" calcext:value-type="float">
            <text:p>0,066730384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office:value-type="float" office:value="1.53401732246667" calcext:value-type="float">
            <text:p>1,5340173225</text:p>
          </table:table-cell>
          <table:table-cell table:formula="of:=[.$C$3]/[.H6]" office:value-type="float" office:value="0.0634069062381444" calcext:value-type="float">
            <text:p>0,0634069062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5" calcext:value-type="float">
            <text:p>5</text:p>
          </table:table-cell>
          <table:table-cell office:value-type="float" office:value="1.8946077882" calcext:value-type="float">
            <text:p>1,8946077882</text:p>
          </table:table-cell>
          <table:table-cell table:formula="of:=[.$C$3]/[.M6]" office:value-type="float" office:value="0.0513390122953857" calcext:value-type="float">
            <text:p>0,051339012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office:value-type="float" office:value="1.11232181893333" calcext:value-type="float">
            <text:p>1,1123218189</text:p>
          </table:table-cell>
          <table:table-cell table:formula="of:=[.$C$3]/[.H7]" office:value-type="float" office:value="0.0874452796643046" calcext:value-type="float">
            <text:p>0,0874452797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6" calcext:value-type="float">
            <text:p>6</text:p>
          </table:table-cell>
          <table:table-cell office:value-type="float" office:value="2.13627772133333" calcext:value-type="float">
            <text:p>2,1362777213</text:p>
          </table:table-cell>
          <table:table-cell table:formula="of:=[.$C$3]/[.M7]" office:value-type="float" office:value="0.045531202035204" calcext:value-type="float">
            <text:p>0,04553120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dev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time-elapsed (seconds)</text:p>
          </table:table-cell>
          <table:table-cell table:number-columns-repeated="2"/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time-elapsed (second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office:value-type="float" office:value="0.0577304278" calcext:value-type="float">
            <text:p>0,0577304278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office:value-type="float" office:value="0.0636043376" calcext:value-type="float">
            <text:p>0,0636043376</text:p>
          </table:table-cell>
          <table:table-cell table:formula="of:=[.$C$11]/[.H11]" office:value-type="float" office:value="0.9076492261119" calcext:value-type="float">
            <text:p>0,907649226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office:value-type="float" office:value="3.45679592793333" calcext:value-type="float">
            <text:p>3,4567959279</text:p>
          </table:table-cell>
          <table:table-cell table:formula="of:=[.$C$11]/[.H12]" office:value-type="float" office:value="0.0167005599993617" calcext:value-type="float">
            <text:p>0,0167005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office:value-type="float" office:value="0.0662365624666667" calcext:value-type="float">
            <text:p>0,0662365625</text:p>
          </table:table-cell>
          <table:table-cell table:formula="of:=[.$C$11]/[.H13]" office:value-type="float" office:value="0.871579466839823" calcext:value-type="float">
            <text:p>0,871579466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office:value-type="float" office:value="4.29220984046667" calcext:value-type="float">
            <text:p>4,2922098405</text:p>
          </table:table-cell>
          <table:table-cell table:formula="of:=[.$C$11]/[.H14]" office:value-type="float" office:value="0.0134500478647902" calcext:value-type="float">
            <text:p>0,013450047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office:value-type="float" office:value="3.8139368666" calcext:value-type="float">
            <text:p>3,8139368666</text:p>
          </table:table-cell>
          <table:table-cell table:formula="of:=[.$C$11]/[.H15]" office:value-type="float" office:value="0.0151367025253003" calcext:value-type="float">
            <text:p>0,0151367025</text:p>
          </table:table-cell>
          <table:table-cell table:number-columns-repeated="5"/>
        </table:table-row>
      </table:table>
      <table:table table:name="memory usage" table:style-name="ta1">
        <table:shapes>
          <draw:frame draw:z-index="0" draw:style-name="gr1" draw:text-style-name="P1" svg:width="159.9mm" svg:height="89.93mm" svg:x="158.05mm" svg:y="103.87mm">
            <loext:p draw:notify-on-update-of-ranges="'memory usage'.A2:'memory usage'.A4 'memory usage'.B1:'memory usage'.B1 'memory usage'.B2:'memory usage'.B4 'memory usage'.C1:'memory usage'.C1 'memory usage'.C2:'memory usage'.C4 'memory usage'.D1:'memory usage'.D1 'memory usage'.D2:'memory usage'.D4 'memory usage'.E1:'memory usage'.E1 'memory usage'.E2:'memory usage'.E4 'memory usage'.F1:'memory usage'.F1 'memory usage'.F2:'memory usage'.F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60.09mm" svg:height="88.34mm" svg:x="157.17mm" svg:y="13.83mm">
            <loext:p draw:notify-on-update-of-ranges="'memory usage'.A2:'memory usage'.A4 'memory usage'.B1:'memory usage'.B1 'memory usage'.B2:'memory usage'.B4 'memory usage'.C1:'memory usage'.C1 'memory usage'.C2:'memory usage'.C4 'memory usage'.D1:'memory usage'.D1 'memory usage'.D2:'memory usage'.D4 'memory usage'.E1:'memory usage'.E1 'memory usage'.E2:'memory usage'.E4 'memory usage'.F1:'memory usage'.F1 'memory usage'.F2:'memory usage'.F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dxex single</text:p>
          </table:table-cell>
          <table:table-cell office:value-type="string" calcext:value-type="string">
            <text:p>dxex opt</text:p>
          </table:table-cell>
          <table:table-cell office:value-type="string" calcext:value-type="string">
            <text:p>dxex cons</text:p>
          </table:table-cell>
          <table:table-cell office:value-type="string" calcext:value-type="string">
            <text:p>adevs single</text:p>
          </table:table-cell>
          <table:table-cell office:value-type="string" calcext:value-type="string">
            <text:p>adevs cons</text:p>
          </table:table-cell>
        </table:table-row>
        <table:table-row table:style-name="ro1">
          <table:table-cell office:value-type="string" calcext:value-type="string">
            <text:p>DEVStone</text:p>
          </table:table-cell>
          <table:table-cell office:value-type="float" office:value="40" calcext:value-type="float">
            <text:p>40</text:p>
          </table:table-cell>
          <table:table-cell office:value-type="float" office:value="835" calcext:value-type="float">
            <text:p>835</text:p>
          </table:table-cell>
          <table:table-cell office:value-type="float" office:value="75" calcext:value-type="float">
            <text:p>75</text:p>
          </table:table-cell>
          <table:table-cell office:value-type="float" office:value="41.6" calcext:value-type="float">
            <text:p>41,6</text:p>
          </table:table-cell>
          <table:table-cell office:value-type="float" office:value="67.7" calcext:value-type="float">
            <text:p>67,7</text:p>
          </table:table-cell>
        </table:table-row>
        <table:table-row table:style-name="ro1">
          <table:table-cell office:value-type="string" calcext:value-type="string">
            <text:p>Phold</text:p>
          </table:table-cell>
          <table:table-cell office:value-type="float" office:value="35" calcext:value-type="float">
            <text:p>35</text:p>
          </table:table-cell>
          <table:table-cell office:value-type="float" office:value="93.5" calcext:value-type="float">
            <text:p>93,5</text:p>
          </table:table-cell>
          <table:table-cell office:value-type="float" office:value="40.7" calcext:value-type="float">
            <text:p>40,7</text:p>
          </table:table-cell>
          <table:table-cell office:value-type="float" office:value="32.7" calcext:value-type="float">
            <text:p>32,7</text:p>
          </table:table-cell>
          <table:table-cell/>
        </table:table-row>
        <table:table-row table:style-name="ro1">
          <table:table-cell office:value-type="string" calcext:value-type="string">
            <text:p>Interconnect</text:p>
          </table:table-cell>
          <table:table-cell office:value-type="float" office:value="32.7" calcext:value-type="float">
            <text:p>32,7</text:p>
          </table:table-cell>
          <table:table-cell table:formula="of:=2*1024" office:value-type="float" office:value="2048" calcext:value-type="float">
            <text:p>2048</text:p>
          </table:table-cell>
          <table:table-cell office:value-type="float" office:value="65.7" calcext:value-type="float">
            <text:p>65,7</text:p>
          </table:table-cell>
          <table:table-cell office:value-type="float" office:value="36.6" calcext:value-type="float">
            <text:p>36,6</text:p>
          </table:table-cell>
          <table:table-cell office:value-type="float" office:value="60.6" calcext:value-type="float">
            <text:p>60,6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EVSTone</text:p>
          </table:table-cell>
          <table:table-cell office:value-type="string" calcext:value-type="string">
            <text:p>width*height</text:p>
          </table:table-cell>
          <table:table-cell office:value-type="string" calcext:value-type="string">
            <text:p>40*4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style-name="ce1" office:value-type="float" office:value="500000" calcext:value-type="float">
            <text:p>5,00E+0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hold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style-name="ce1" office:value-type="float" office:value="500000" calcext:value-type="float">
            <text:p>5,00E+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0.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terconnect</text:p>
          </table:table-cell>
          <table:table-cell office:value-type="string" calcext:value-type="string">
            <text:p>width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style-name="ce1" office:value-type="float" office:value="500000" calcext:value-type="float">
            <text:p>5,00E+05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Hold adevs conservative didn't finish under valgrind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B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09:04:27.649000000</meta:creation-date>
    <dc:date>2015-12-11T10:48:02.540000000</dc:date>
    <meta:editing-duration>PT1H12M25S</meta:editing-duration>
    <meta:editing-cycles>15</meta:editing-cycles>
    <meta:generator>LibreOffice/5.0.2.2$Windows_x86 LibreOffice_project/37b43f919e4de5eeaca9b9755ed688758a8251fe</meta:generator>
    <meta:document-statistic meta:table-count="8" meta:cell-count="141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legend chart:legend-position="end" svg:x="13.598cm" svg:y="3.706cm" style:legend-expansion="high" chart:style-name="ch2"/>
        <chart:plot-area chart:style-name="ch3" table:cell-range-address="phold_speedup_priority.G2:phold_speedup_priority.G10 phold_speedup_priority.F2:phold_speedup_priority.F2 phold_speedup_priority.I2:phold_speedup_priority.I10 phold_speedup_priority.K2:phold_speedup_priority.K2 phold_speedup_priority.N2:phold_speedup_priority.N10 phold_speedup_priority.P1:phold_speedup_priority.P1 phold_speedup_priority.Z2:phold_speedup_priority.Z10" chart:data-source-has-labels="row" svg:x="1.331cm" svg:y="0.18cm" svg:width="11.947cm" svg:height="7.665cm">
          <chartooo:coordinate-region svg:x="2.058cm" svg:y="0.379cm" svg:width="10.94cm" svg:height="6.819cm"/>
          <chart:axis chart:dimension="x" chart:name="primary-x" chart:style-name="ch4">
            <chart:title svg:x="6.149cm" svg:y="8.025cm" chart:style-name="ch5">
              <text:p>* priority events</text:p>
            </chart:title>
          </chart:axis>
          <chart:axis chart:dimension="y" chart:name="primary-y" chart:style-name="ch4">
            <chart:title svg:x="0.451cm" svg:y="4.717cm" chart:style-name="ch6">
              <text:p>speedup</text:p>
            </chart:title>
            <chart:grid chart:style-name="ch7" chart:class="major"/>
          </chart:axis>
          <chart:series chart:style-name="ch8" chart:values-cell-range-address="phold_speedup_priority.I2:phold_speedup_priority.I10" chart:label-cell-address="phold_speedup_priority.F2:phold_speedup_priority.F2" chart:class="chart:scatter">
            <chart:domain table:cell-range-address="phold_speedup_priority.G2:phold_speedup_priority.G10"/>
            <chart:data-point chart:repeated="9"/>
          </chart:series>
          <chart:series chart:style-name="ch9" chart:values-cell-range-address="phold_speedup_priority.N2:phold_speedup_priority.N10" chart:label-cell-address="phold_speedup_priority.K2:phold_speedup_priority.K2" chart:class="chart:scatter">
            <chart:domain table:cell-range-address="phold_speedup_priority.L2:phold_speedup_priority.L10"/>
            <chart:data-point chart:repeated="9"/>
          </chart:series>
          <chart:series chart:style-name="ch10" chart:values-cell-range-address="phold_speedup_priority.Z2:phold_speedup_priority.Z10" chart:label-cell-address="phold_speedup_priority.P1:phold_speedup_priority.P1" chart:class="chart:scatter">
            <chart:domain table:cell-range-address="phold_speedup_priority.X2:phold_speedup_priority.X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pdevs</text:p>
                <draw:g>
                  <svg:desc>phold_speedup_priority.F2:phold_speedup_priority.F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opdevs</text:p>
                <draw:g>
                  <svg:desc>phold_speedup_priority.K2:phold_speedup_priority.K2</svg:desc>
                </draw:g>
              </table:table-cell>
              <table:table-cell office:value-type="string">
                <text:p>Column X</text:p>
              </table:table-cell>
              <table:table-cell office:value-type="string">
                <text:p>adevs</text:p>
                <draw:g>
                  <svg:desc>phold_speedup_priority.P1:phold_speedup_priority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phold_speedup_priority.G2:phold_speedup_priority.G10</svg:desc>
                </draw:g>
              </table:table-cell>
              <table:table-cell office:value-type="float" office:value="0.219636492746307">
                <text:p>0.219636492746307</text:p>
                <draw:g>
                  <svg:desc>phold_speedup_priority.I2:phold_speedup_priority.I10</svg:desc>
                </draw:g>
              </table:table-cell>
              <table:table-cell office:value-type="float" office:value="10">
                <text:p>10</text:p>
                <draw:g>
                  <svg:desc>phold_speedup_priority.L2:phold_speedup_priority.L10</svg:desc>
                </draw:g>
              </table:table-cell>
              <table:table-cell office:value-type="float" office:value="0.952136113815986">
                <text:p>0.952136113815986</text:p>
                <draw:g>
                  <svg:desc>phold_speedup_priority.N2:phold_speedup_priority.N10</svg:desc>
                </draw:g>
              </table:table-cell>
              <table:table-cell office:value-type="float" office:value="10">
                <text:p>10</text:p>
                <draw:g>
                  <svg:desc>phold_speedup_priority.X2:phold_speedup_priority.X10</svg:desc>
                </draw:g>
              </table:table-cell>
              <table:table-cell office:value-type="float" office:value="0.0471023485296682">
                <text:p>0.0471023485296682</text:p>
                <draw:g>
                  <svg:desc>phold_speedup_priority.Z2:phold_speedup_priority.Z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232699011685233">
                <text:p>0.232699011685233</text:p>
              </table:table-cell>
              <table:table-cell office:value-type="float" office:value="20">
                <text:p>20</text:p>
              </table:table-cell>
              <table:table-cell office:value-type="float" office:value="0.918457558661409">
                <text:p>0.918457558661409</text:p>
              </table:table-cell>
              <table:table-cell office:value-type="float" office:value="20">
                <text:p>20</text:p>
              </table:table-cell>
              <table:table-cell office:value-type="float" office:value="0.050510826865955">
                <text:p>0.0505108268659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253530416333242">
                <text:p>0.253530416333242</text:p>
              </table:table-cell>
              <table:table-cell office:value-type="float" office:value="30">
                <text:p>30</text:p>
              </table:table-cell>
              <table:table-cell office:value-type="float" office:value="0.898030809868235">
                <text:p>0.898030809868235</text:p>
              </table:table-cell>
              <table:table-cell office:value-type="float" office:value="30">
                <text:p>30</text:p>
              </table:table-cell>
              <table:table-cell office:value-type="float" office:value="0.054558443167182">
                <text:p>0.054558443167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279618831880102">
                <text:p>0.279618831880102</text:p>
              </table:table-cell>
              <table:table-cell office:value-type="float" office:value="40">
                <text:p>40</text:p>
              </table:table-cell>
              <table:table-cell office:value-type="float" office:value="0.865709844620434">
                <text:p>0.865709844620434</text:p>
              </table:table-cell>
              <table:table-cell office:value-type="float" office:value="40">
                <text:p>40</text:p>
              </table:table-cell>
              <table:table-cell office:value-type="float" office:value="0.0604714369303548">
                <text:p>0.06047143693035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304443104715446">
                <text:p>0.304443104715446</text:p>
              </table:table-cell>
              <table:table-cell office:value-type="float" office:value="50">
                <text:p>50</text:p>
              </table:table-cell>
              <table:table-cell office:value-type="float" office:value="0.840568099334698">
                <text:p>0.840568099334698</text:p>
              </table:table-cell>
              <table:table-cell office:value-type="float" office:value="50">
                <text:p>50</text:p>
              </table:table-cell>
              <table:table-cell office:value-type="float" office:value="0.0655958877195738">
                <text:p>0.06559588771957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44682458863241">
                <text:p>0.44682458863241</text:p>
              </table:table-cell>
              <table:table-cell office:value-type="float" office:value="60">
                <text:p>60</text:p>
              </table:table-cell>
              <table:table-cell office:value-type="float" office:value="0.609140258752676">
                <text:p>0.609140258752676</text:p>
              </table:table-cell>
              <table:table-cell office:value-type="float" office:value="60">
                <text:p>60</text:p>
              </table:table-cell>
              <table:table-cell office:value-type="float" office:value="0.0962350665252067">
                <text:p>0.09623506652520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510668190697146">
                <text:p>0.510668190697146</text:p>
              </table:table-cell>
              <table:table-cell office:value-type="float" office:value="70">
                <text:p>70</text:p>
              </table:table-cell>
              <table:table-cell office:value-type="float" office:value="0.618181268075796">
                <text:p>0.618181268075796</text:p>
              </table:table-cell>
              <table:table-cell office:value-type="float" office:value="70">
                <text:p>70</text:p>
              </table:table-cell>
              <table:table-cell office:value-type="float" office:value="0.106848640866512">
                <text:p>0.106848640866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598397910692526">
                <text:p>0.598397910692526</text:p>
              </table:table-cell>
              <table:table-cell office:value-type="float" office:value="80">
                <text:p>80</text:p>
              </table:table-cell>
              <table:table-cell office:value-type="float" office:value="0.624105126728691">
                <text:p>0.624105126728691</text:p>
              </table:table-cell>
              <table:table-cell office:value-type="float" office:value="80">
                <text:p>80</text:p>
              </table:table-cell>
              <table:table-cell office:value-type="float" office:value="0.122278168450771">
                <text:p>0.122278168450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766249718325971">
                <text:p>0.766249718325971</text:p>
              </table:table-cell>
              <table:table-cell office:value-type="float" office:value="90">
                <text:p>90</text:p>
              </table:table-cell>
              <table:table-cell office:value-type="float" office:value="0.617172449194135">
                <text:p>0.617172449194135</text:p>
              </table:table-cell>
              <table:table-cell office:value-type="float" office:value="90">
                <text:p>90</text:p>
              </table:table-cell>
              <table:table-cell office:value-type="float" office:value="0.150941170086512">
                <text:p>0.1509411700865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legend chart:legend-position="end" svg:x="13.598cm" svg:y="3.706cm" style:legend-expansion="high" chart:style-name="ch2"/>
        <chart:plot-area chart:style-name="ch3" table:cell-range-address="phold_speedup_remotes.G2:phold_speedup_remotes.G10 phold_speedup_remotes.F2:phold_speedup_remotes.F2 phold_speedup_remotes.I2:phold_speedup_remotes.I10 phold_speedup_remotes.K2:phold_speedup_remotes.K2 phold_speedup_remotes.N2:phold_speedup_remotes.N10 phold_speedup_remotes.P1:phold_speedup_remotes.P1 phold_speedup_remotes.Z2:phold_speedup_remotes.Z10" chart:data-source-has-labels="row" svg:x="1.331cm" svg:y="0.18cm" svg:width="11.947cm" svg:height="7.665cm">
          <chartooo:coordinate-region svg:x="2.058cm" svg:y="0.379cm" svg:width="10.94cm" svg:height="6.819cm"/>
          <chart:axis chart:dimension="x" chart:name="primary-x" chart:style-name="ch4">
            <chart:title svg:x="6.03cm" svg:y="8.025cm" chart:style-name="ch5">
              <text:p>% remote events</text:p>
            </chart:title>
          </chart:axis>
          <chart:axis chart:dimension="y" chart:name="primary-y" chart:style-name="ch4">
            <chart:title svg:x="0.451cm" svg:y="4.717cm" chart:style-name="ch6">
              <text:p>speedup</text:p>
            </chart:title>
            <chart:grid chart:style-name="ch7" chart:class="major"/>
          </chart:axis>
          <chart:series chart:style-name="ch8" chart:values-cell-range-address="phold_speedup_remotes.I2:phold_speedup_remotes.I10" chart:label-cell-address="phold_speedup_remotes.F2:phold_speedup_remotes.F2" chart:class="chart:scatter">
            <chart:domain table:cell-range-address="phold_speedup_remotes.G2:phold_speedup_remotes.G10"/>
            <chart:data-point chart:repeated="9"/>
          </chart:series>
          <chart:series chart:style-name="ch9" chart:values-cell-range-address="phold_speedup_remotes.N2:phold_speedup_remotes.N10" chart:label-cell-address="phold_speedup_remotes.K2:phold_speedup_remotes.K2" chart:class="chart:scatter">
            <chart:domain table:cell-range-address="phold_speedup_remotes.L2:phold_speedup_remotes.L10"/>
            <chart:data-point chart:repeated="9"/>
          </chart:series>
          <chart:series chart:style-name="ch10" chart:values-cell-range-address="phold_speedup_remotes.Z2:phold_speedup_remotes.Z10" chart:label-cell-address="phold_speedup_remotes.P1:phold_speedup_remotes.P1" chart:class="chart:scatter">
            <chart:domain table:cell-range-address="phold_speedup_remotes.W2:phold_speedup_remotes.W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pdevs</text:p>
                <draw:g>
                  <svg:desc>phold_speedup_remotes.F2:phold_speedup_remotes.F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opdevs</text:p>
                <draw:g>
                  <svg:desc>phold_speedup_remotes.K2:phold_speedup_remotes.K2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adevs</text:p>
                <draw:g>
                  <svg:desc>phold_speedup_remotes.P1:phold_speedup_remotes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phold_speedup_remotes.G2:phold_speedup_remotes.G10</svg:desc>
                </draw:g>
              </table:table-cell>
              <table:table-cell office:value-type="float" office:value="0.227857058479189">
                <text:p>0.227857058479189</text:p>
                <draw:g>
                  <svg:desc>phold_speedup_remotes.I2:phold_speedup_remotes.I10</svg:desc>
                </draw:g>
              </table:table-cell>
              <table:table-cell office:value-type="float" office:value="10">
                <text:p>10</text:p>
                <draw:g>
                  <svg:desc>phold_speedup_remotes.L2:phold_speedup_remotes.L10</svg:desc>
                </draw:g>
              </table:table-cell>
              <table:table-cell office:value-type="float" office:value="1.74841705735063">
                <text:p>1.74841705735063</text:p>
                <draw:g>
                  <svg:desc>phold_speedup_remotes.N2:phold_speedup_remotes.N10</svg:desc>
                </draw:g>
              </table:table-cell>
              <table:table-cell office:value-type="float" office:value="10">
                <text:p>10</text:p>
                <draw:g>
                  <svg:desc>phold_speedup_remotes.W2:phold_speedup_remotes.W10</svg:desc>
                </draw:g>
              </table:table-cell>
              <table:table-cell office:value-type="float" office:value="0.0439331928774613">
                <text:p>0.0439331928774613</text:p>
                <draw:g>
                  <svg:desc>phold_speedup_remotes.Z2:phold_speedup_remotes.Z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216511752456406">
                <text:p>0.216511752456406</text:p>
              </table:table-cell>
              <table:table-cell office:value-type="float" office:value="20">
                <text:p>20</text:p>
              </table:table-cell>
              <table:table-cell office:value-type="float" office:value="1.5946847268881">
                <text:p>1.5946847268881</text:p>
              </table:table-cell>
              <table:table-cell office:value-type="float" office:value="20">
                <text:p>20</text:p>
              </table:table-cell>
              <table:table-cell office:value-type="float" office:value="0.0420831890837886">
                <text:p>0.04208318908378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21858801711583">
                <text:p>0.21858801711583</text:p>
              </table:table-cell>
              <table:table-cell office:value-type="float" office:value="30">
                <text:p>30</text:p>
              </table:table-cell>
              <table:table-cell office:value-type="float" office:value="1.4967867668041">
                <text:p>1.4967867668041</text:p>
              </table:table-cell>
              <table:table-cell office:value-type="float" office:value="30">
                <text:p>30</text:p>
              </table:table-cell>
              <table:table-cell office:value-type="float" office:value="0.043526279821935">
                <text:p>0.0435262798219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215467970570441">
                <text:p>0.215467970570441</text:p>
              </table:table-cell>
              <table:table-cell office:value-type="float" office:value="40">
                <text:p>40</text:p>
              </table:table-cell>
              <table:table-cell office:value-type="float" office:value="1.39775153776458">
                <text:p>1.39775153776458</text:p>
              </table:table-cell>
              <table:table-cell office:value-type="float" office:value="40">
                <text:p>40</text:p>
              </table:table-cell>
              <table:table-cell office:value-type="float" office:value="0.0439224845001254">
                <text:p>0.0439224845001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212928031941093">
                <text:p>0.212928031941093</text:p>
              </table:table-cell>
              <table:table-cell office:value-type="float" office:value="50">
                <text:p>50</text:p>
              </table:table-cell>
              <table:table-cell office:value-type="float" office:value="1.29123387820018">
                <text:p>1.29123387820018</text:p>
              </table:table-cell>
              <table:table-cell office:value-type="float" office:value="50">
                <text:p>50</text:p>
              </table:table-cell>
              <table:table-cell office:value-type="float" office:value="0.0443072063507891">
                <text:p>0.04430720635078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214974617226811">
                <text:p>0.214974617226811</text:p>
              </table:table-cell>
              <table:table-cell office:value-type="float" office:value="60">
                <text:p>60</text:p>
              </table:table-cell>
              <table:table-cell office:value-type="float" office:value="1.2118847503661">
                <text:p>1.2118847503661</text:p>
              </table:table-cell>
              <table:table-cell office:value-type="float" office:value="60">
                <text:p>60</text:p>
              </table:table-cell>
              <table:table-cell office:value-type="float" office:value="0.0441891646045958">
                <text:p>0.0441891646045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212396353259514">
                <text:p>0.212396353259514</text:p>
              </table:table-cell>
              <table:table-cell office:value-type="float" office:value="70">
                <text:p>70</text:p>
              </table:table-cell>
              <table:table-cell office:value-type="float" office:value="1.10710931921269">
                <text:p>1.10710931921269</text:p>
              </table:table-cell>
              <table:table-cell office:value-type="float" office:value="70">
                <text:p>70</text:p>
              </table:table-cell>
              <table:table-cell office:value-type="float" office:value="0.0439118100039402">
                <text:p>0.04391181000394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210950507275251">
                <text:p>0.210950507275251</text:p>
              </table:table-cell>
              <table:table-cell office:value-type="float" office:value="80">
                <text:p>80</text:p>
              </table:table-cell>
              <table:table-cell office:value-type="float" office:value="1.04057111749398">
                <text:p>1.04057111749398</text:p>
              </table:table-cell>
              <table:table-cell office:value-type="float" office:value="80">
                <text:p>80</text:p>
              </table:table-cell>
              <table:table-cell office:value-type="float" office:value="0.0440477038567149">
                <text:p>0.0440477038567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207967860733546">
                <text:p>0.207967860733546</text:p>
              </table:table-cell>
              <table:table-cell office:value-type="float" office:value="90">
                <text:p>90</text:p>
              </table:table-cell>
              <table:table-cell office:value-type="float" office:value="0.971792773720103">
                <text:p>0.971792773720103</text:p>
              </table:table-cell>
              <table:table-cell office:value-type="float" office:value="90">
                <text:p>90</text:p>
              </table:table-cell>
              <table:table-cell office:value-type="float" office:value="0.0442470219336479">
                <text:p>0.04424702193364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legend chart:legend-position="end" svg:x="13.783cm" svg:y="3.955cm" style:legend-expansion="high" chart:style-name="ch2"/>
        <chart:plot-area chart:style-name="ch3" table:cell-range-address="devstone_single.E3:devstone_single.F7 devstone_single.A1:devstone_single.A1 devstone_single.A10:devstone_single.A10 devstone_single.F12:devstone_single.F16" chart:data-source-has-labels="row" svg:x="1.331cm" svg:y="0.18cm" svg:width="12.132cm" svg:height="7.665cm">
          <chartooo:coordinate-region svg:x="1.767cm" svg:y="0.38cm" svg:width="11.324cm" svg:height="6.818cm"/>
          <chart:axis chart:dimension="x" chart:name="primary-x" chart:style-name="ch4">
            <chart:title svg:x="5.977cm" svg:y="8.025cm" chart:style-name="ch5">
              <text:p>Number of models</text:p>
            </chart:title>
          </chart:axis>
          <chart:axis chart:dimension="y" chart:name="primary-y" chart:style-name="ch4">
            <chart:title svg:x="0.451cm" svg:y="4.625cm" chart:style-name="ch6">
              <text:p>time (s)</text:p>
            </chart:title>
            <chart:grid chart:style-name="ch7" chart:class="major"/>
          </chart:axis>
          <chart:series chart:style-name="ch8" chart:values-cell-range-address="devstone_single.F3:devstone_single.F7" chart:label-cell-address="devstone_single.A1:devstone_single.A1" chart:class="chart:scatter">
            <chart:domain table:cell-range-address="devstone_single.E3:devstone_single.E7"/>
            <chart:data-point chart:repeated="5"/>
          </chart:series>
          <chart:series chart:style-name="ch9" chart:values-cell-range-address="devstone_single.F12:devstone_single.F16" chart:label-cell-address="devstone_single.A10:devstone_single.A10" chart:class="chart:scatter">
            <chart:domain table:cell-range-address="devstone_single.E12:devstone_single.E1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xex</text:p>
                <draw:g>
                  <svg:desc>devstone_single.A1:devstone_single.A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devs</text:p>
                <draw:g>
                  <svg:desc>devstone_single.A10:devstone_single.A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devstone_single.E3:devstone_single.E7</svg:desc>
                </draw:g>
              </table:table-cell>
              <table:table-cell office:value-type="float" office:value="0.0756264730666667">
                <text:p>0.0756264730666667</text:p>
                <draw:g>
                  <svg:desc>devstone_single.F3:devstone_single.F7</svg:desc>
                </draw:g>
              </table:table-cell>
              <table:table-cell office:value-type="float" office:value="100">
                <text:p>100</text:p>
                <draw:g>
                  <svg:desc>devstone_single.E12:devstone_single.E16</svg:desc>
                </draw:g>
              </table:table-cell>
              <table:table-cell office:value-type="float" office:value="0.136660298333333">
                <text:p>0.136660298333333</text:p>
                <draw:g>
                  <svg:desc>devstone_single.F12:devstone_single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">
                <text:p>225</text:p>
              </table:table-cell>
              <table:table-cell office:value-type="float" office:value="0.1729113482">
                <text:p>0.1729113482</text:p>
              </table:table-cell>
              <table:table-cell office:value-type="float" office:value="225">
                <text:p>225</text:p>
              </table:table-cell>
              <table:table-cell office:value-type="float" office:value="0.4528272858">
                <text:p>0.45282728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362227901333333">
                <text:p>0.362227901333333</text:p>
              </table:table-cell>
              <table:table-cell office:value-type="float" office:value="400">
                <text:p>400</text:p>
              </table:table-cell>
              <table:table-cell office:value-type="float" office:value="1.13466789813333">
                <text:p>1.1346678981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5">
                <text:p>625</text:p>
              </table:table-cell>
              <table:table-cell office:value-type="float" office:value="0.712893100733333">
                <text:p>0.712893100733333</text:p>
              </table:table-cell>
              <table:table-cell office:value-type="float" office:value="625">
                <text:p>625</text:p>
              </table:table-cell>
              <table:table-cell office:value-type="float" office:value="2.58369216613333">
                <text:p>2.5836921661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">
                <text:p>900</text:p>
              </table:table-cell>
              <table:table-cell office:value-type="float" office:value="1.1777465912">
                <text:p>1.1777465912</text:p>
              </table:table-cell>
              <table:table-cell office:value-type="float" office:value="900">
                <text:p>900</text:p>
              </table:table-cell>
              <table:table-cell office:value-type="float" office:value="5.3920563654">
                <text:p>5.39205636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8.994cm" xlink:href=".." xlink:type="simple" chart:class="chart:bar" chart:style-name="ch1">
        <chart:title svg:x="4.234cm" svg:y="0.315cm" chart:style-name="ch2">
          <text:p>Memory usage of various benchmarks</text:p>
        </chart:title>
        <chart:legend chart:legend-position="end" svg:x="13.357cm" svg:y="3.202cm" style:legend-expansion="high" chart:style-name="ch3"/>
        <chart:plot-area chart:style-name="ch4" table:cell-range-address="'memory usage'.A1:'memory usage'.F4" chart:data-source-has-labels="both" svg:x="0.319cm" svg:y="1.273cm" svg:width="12.719cm" svg:height="6.561cm">
          <chartooo:coordinate-region svg:x="2.449cm" svg:y="1.922cm" svg:width="10.217cm" svg:height="5.912cm"/>
          <chart:axis chart:dimension="x" chart:name="primary-x" chart:style-name="ch5" chartooo:axis-type="auto">
            <chartooo:date-scale/>
            <chart:categories table:cell-range-address="'memory usage'.A2:'memory usage'.A4"/>
          </chart:axis>
          <chart:axis chart:dimension="y" chart:name="primary-y" chart:style-name="ch6">
            <chart:title svg:x="6.356cm" svg:y="8.013cm" chart:style-name="ch7">
              <text:p>MiB</text:p>
            </chart:title>
            <chart:grid chart:style-name="ch8" chart:class="major"/>
          </chart:axis>
          <chart:series chart:style-name="ch9" chart:values-cell-range-address="'memory usage'.B2:'memory usage'.B4" chart:label-cell-address="'memory usage'.B1:'memory usage'.B1" chart:class="chart:bar">
            <chart:data-point chart:repeated="3"/>
          </chart:series>
          <chart:series chart:style-name="ch10" chart:values-cell-range-address="'memory usage'.C2:'memory usage'.C4" chart:label-cell-address="'memory usage'.C1:'memory usage'.C1" chart:class="chart:bar">
            <chart:data-point chart:repeated="3"/>
          </chart:series>
          <chart:series chart:style-name="ch11" chart:values-cell-range-address="'memory usage'.D2:'memory usage'.D4" chart:label-cell-address="'memory usage'.D1:'memory usage'.D1" chart:class="chart:bar">
            <chart:data-point chart:repeated="3"/>
          </chart:series>
          <chart:series chart:style-name="ch12" chart:values-cell-range-address="'memory usage'.E2:'memory usage'.E4" chart:label-cell-address="'memory usage'.E1:'memory usage'.E1" chart:class="chart:bar">
            <chart:data-point chart:repeated="3"/>
          </chart:series>
          <chart:series chart:style-name="ch13" chart:values-cell-range-address="'memory usage'.F2:'memory usage'.F4" chart:label-cell-address="'memory usage'.F1:'memory usage'.F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xex single</text:p>
                <draw:g>
                  <svg:desc>'memory usage'.B1:'memory usage'.B1</svg:desc>
                </draw:g>
              </table:table-cell>
              <table:table-cell office:value-type="string">
                <text:p>dxex opt</text:p>
                <draw:g>
                  <svg:desc>'memory usage'.C1:'memory usage'.C1</svg:desc>
                </draw:g>
              </table:table-cell>
              <table:table-cell office:value-type="string">
                <text:p>dxex cons</text:p>
                <draw:g>
                  <svg:desc>'memory usage'.D1:'memory usage'.D1</svg:desc>
                </draw:g>
              </table:table-cell>
              <table:table-cell office:value-type="string">
                <text:p>adevs single</text:p>
                <draw:g>
                  <svg:desc>'memory usage'.E1:'memory usage'.E1</svg:desc>
                </draw:g>
              </table:table-cell>
              <table:table-cell office:value-type="string">
                <text:p>adevs cons</text:p>
                <draw:g>
                  <svg:desc>'memory usage'.F1:'memory usage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VStone</text:p>
                <draw:g>
                  <svg:desc>'memory usage'.A2:'memory usage'.A4</svg:desc>
                </draw:g>
              </table:table-cell>
              <table:table-cell office:value-type="float" office:value="40">
                <text:p>40</text:p>
                <draw:g>
                  <svg:desc>'memory usage'.B2:'memory usage'.B4</svg:desc>
                </draw:g>
              </table:table-cell>
              <table:table-cell office:value-type="float" office:value="835">
                <text:p>835</text:p>
                <draw:g>
                  <svg:desc>'memory usage'.C2:'memory usage'.C4</svg:desc>
                </draw:g>
              </table:table-cell>
              <table:table-cell office:value-type="float" office:value="75">
                <text:p>75</text:p>
                <draw:g>
                  <svg:desc>'memory usage'.D2:'memory usage'.D4</svg:desc>
                </draw:g>
              </table:table-cell>
              <table:table-cell office:value-type="float" office:value="41.6">
                <text:p>41.6</text:p>
                <draw:g>
                  <svg:desc>'memory usage'.E2:'memory usage'.E4</svg:desc>
                </draw:g>
              </table:table-cell>
              <table:table-cell office:value-type="float" office:value="67.7">
                <text:p>67.7</text:p>
                <draw:g>
                  <svg:desc>'memory usage'.F2:'memory usage'.F4</svg:desc>
                </draw:g>
              </table:table-cell>
            </table:table-row>
            <table:table-row>
              <table:table-cell office:value-type="string">
                <text:p>Phold</text:p>
              </table:table-cell>
              <table:table-cell office:value-type="float" office:value="35">
                <text:p>35</text:p>
              </table:table-cell>
              <table:table-cell office:value-type="float" office:value="93.5">
                <text:p>93.5</text:p>
              </table:table-cell>
              <table:table-cell office:value-type="float" office:value="40.7">
                <text:p>40.7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connect</text:p>
              </table:table-cell>
              <table:table-cell office:value-type="float" office:value="32.7">
                <text:p>32.7</text:p>
              </table:table-cell>
              <table:table-cell office:value-type="float" office:value="2048">
                <text:p>2048</text:p>
              </table:table-cell>
              <table:table-cell office:value-type="float" office:value="65.7">
                <text:p>65.7</text:p>
              </table:table-cell>
              <table:table-cell office:value-type="float" office:value="36.6">
                <text:p>36.6</text:p>
              </table:table-cell>
              <table:table-cell office:value-type="float" office:value="60.6">
                <text:p>60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83cm" svg:y="3.952cm" style:legend-expansion="high" chart:style-name="ch2"/>
        <chart:plot-area chart:style-name="ch3" table:cell-range-address="connect.B3:connect.C9 connect.A1:connect.A1 connect.A11:connect.A11 connect.C13:connect.C19" chart:data-source-has-labels="row" svg:x="1.331cm" svg:y="0.18cm" svg:width="12.132cm" svg:height="7.659cm">
          <chartooo:coordinate-region svg:x="2.058cm" svg:y="0.379cm" svg:width="11.218cm" svg:height="6.813cm"/>
          <chart:axis chart:dimension="x" chart:name="primary-x" chart:style-name="ch4">
            <chart:title svg:x="6.004cm" svg:y="8.019cm" chart:style-name="ch5">
              <text:p>number of models</text:p>
            </chart:title>
          </chart:axis>
          <chart:axis chart:dimension="y" chart:name="primary-y" chart:style-name="ch4">
            <chart:title svg:x="0.451cm" svg:y="4.622cm" chart:style-name="ch6">
              <text:p>time (s)</text:p>
            </chart:title>
            <chart:grid chart:style-name="ch7" chart:class="major"/>
          </chart:axis>
          <chart:series chart:style-name="ch8" chart:values-cell-range-address="connect.C3:connect.C9" chart:label-cell-address="connect.A1:connect.A1" chart:class="chart:scatter">
            <chart:domain table:cell-range-address="connect.B3:connect.B9"/>
            <chart:data-point chart:repeated="7"/>
          </chart:series>
          <chart:series chart:style-name="ch9" chart:values-cell-range-address="connect.C13:connect.C19" chart:label-cell-address="connect.A11:connect.A11" chart:class="chart:scatter">
            <chart:domain table:cell-range-address="connect.B13:connect.B1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xex</text:p>
                <draw:g>
                  <svg:desc>connect.A1:connect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devs</text:p>
                <draw:g>
                  <svg:desc>connect.A11:connect.A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connect.B3:connect.B9</svg:desc>
                </draw:g>
              </table:table-cell>
              <table:table-cell office:value-type="float" office:value="0.040897655">
                <text:p>0.040897655</text:p>
                <draw:g>
                  <svg:desc>connect.C3:connect.C9</svg:desc>
                </draw:g>
              </table:table-cell>
              <table:table-cell office:value-type="float" office:value="10">
                <text:p>10</text:p>
                <draw:g>
                  <svg:desc>connect.B13:connect.B19</svg:desc>
                </draw:g>
              </table:table-cell>
              <table:table-cell office:value-type="float" office:value="0.0316614699333333">
                <text:p>0.0316614699333333</text:p>
                <draw:g>
                  <svg:desc>connect.C13:connect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1331967112">
                <text:p>0.1331967112</text:p>
              </table:table-cell>
              <table:table-cell office:value-type="float" office:value="20">
                <text:p>20</text:p>
              </table:table-cell>
              <table:table-cell office:value-type="float" office:value="0.0738827158">
                <text:p>0.0738827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308045664533333">
                <text:p>0.308045664533333</text:p>
              </table:table-cell>
              <table:table-cell office:value-type="float" office:value="30">
                <text:p>30</text:p>
              </table:table-cell>
              <table:table-cell office:value-type="float" office:value="0.147172464533333">
                <text:p>0.1471724645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581514903266667">
                <text:p>0.581514903266667</text:p>
              </table:table-cell>
              <table:table-cell office:value-type="float" office:value="40">
                <text:p>40</text:p>
              </table:table-cell>
              <table:table-cell office:value-type="float" office:value="0.253697302133333">
                <text:p>0.2536973021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960028556933333">
                <text:p>0.960028556933333</text:p>
              </table:table-cell>
              <table:table-cell office:value-type="float" office:value="50">
                <text:p>50</text:p>
              </table:table-cell>
              <table:table-cell office:value-type="float" office:value="0.429801664933333">
                <text:p>0.4298016649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.43138638673333">
                <text:p>1.43138638673333</text:p>
              </table:table-cell>
              <table:table-cell office:value-type="float" office:value="60">
                <text:p>60</text:p>
              </table:table-cell>
              <table:table-cell office:value-type="float" office:value="0.641997895733333">
                <text:p>0.6419978957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.0539302238">
                <text:p>2.0539302238</text:p>
              </table:table-cell>
              <table:table-cell office:value-type="float" office:value="70">
                <text:p>70</text:p>
              </table:table-cell>
              <table:table-cell office:value-type="float" office:value="0.8460644158">
                <text:p>0.84606441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3.598cm" svg:y="3.705cm" style:legend-expansion="high" chart:style-name="ch2"/>
        <chart:plot-area chart:style-name="ch3" table:cell-range-address="connect_speedup.G3:connect_speedup.G7 connect_speedup.F3:connect_speedup.F3 connect_speedup.I3:connect_speedup.I7 connect_speedup.K3:connect_speedup.K3 connect_speedup.N3:connect_speedup.N7 connect_speedup.A9:connect_speedup.A9 connect_speedup.I11:connect_speedup.I15" chart:data-source-has-labels="row" svg:x="1.331cm" svg:y="0.18cm" svg:width="11.947cm" svg:height="7.664cm">
          <chartooo:coordinate-region svg:x="2.058cm" svg:y="0.379cm" svg:width="11.126cm" svg:height="6.818cm"/>
          <chart:axis chart:dimension="x" chart:name="primary-x" chart:style-name="ch4">
            <chart:title svg:x="6.056cm" svg:y="8.024cm" chart:style-name="ch5">
              <text:p>number of cores</text:p>
            </chart:title>
          </chart:axis>
          <chart:axis chart:dimension="y" chart:name="primary-y" chart:style-name="ch6">
            <chart:title svg:x="0.451cm" svg:y="4.717cm" chart:style-name="ch7">
              <text:p>speedup</text:p>
            </chart:title>
            <chart:grid chart:style-name="ch8" chart:class="major"/>
          </chart:axis>
          <chart:series chart:style-name="ch9" chart:values-cell-range-address="connect_speedup.I3:connect_speedup.I7" chart:label-cell-address="connect_speedup.F3:connect_speedup.F3" chart:class="chart:scatter">
            <chart:domain table:cell-range-address="connect_speedup.G3:connect_speedup.G7"/>
            <chart:data-point chart:repeated="5"/>
          </chart:series>
          <chart:series chart:style-name="ch10" chart:values-cell-range-address="connect_speedup.N3:connect_speedup.N7" chart:label-cell-address="connect_speedup.K3:connect_speedup.K3" chart:class="chart:scatter">
            <chart:domain table:cell-range-address="connect_speedup.L3:connect_speedup.L7"/>
            <chart:data-point chart:repeated="5"/>
          </chart:series>
          <chart:series chart:style-name="ch11" chart:values-cell-range-address="connect_speedup.I11:connect_speedup.I15" chart:label-cell-address="connect_speedup.A9:connect_speedup.A9" chart:class="chart:scatter">
            <chart:domain table:cell-range-address="connect_speedup.G11:connect_speedup.G15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pdevs</text:p>
                <draw:g>
                  <svg:desc>connect_speedup.F3:connect_speedup.F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opdevs</text:p>
                <draw:g>
                  <svg:desc>connect_speedup.K3:connect_speedup.K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devs</text:p>
                <draw:g>
                  <svg:desc>connect_speedup.A9:connect_speedup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connect_speedup.G3:connect_speedup.G7</svg:desc>
                </draw:g>
              </table:table-cell>
              <table:table-cell office:value-type="float" office:value="0.293252222035272">
                <text:p>0.293252222035272</text:p>
                <draw:g>
                  <svg:desc>connect_speedup.I3:connect_speedup.I7</svg:desc>
                </draw:g>
              </table:table-cell>
              <table:table-cell office:value-type="float" office:value="2">
                <text:p>2</text:p>
                <draw:g>
                  <svg:desc>connect_speedup.L3:connect_speedup.L7</svg:desc>
                </draw:g>
              </table:table-cell>
              <table:table-cell office:value-type="float" office:value="0.032476368665636">
                <text:p>0.032476368665636</text:p>
                <draw:g>
                  <svg:desc>connect_speedup.N3:connect_speedup.N7</svg:desc>
                </draw:g>
              </table:table-cell>
              <table:table-cell office:value-type="float" office:value="2">
                <text:p>2</text:p>
                <draw:g>
                  <svg:desc>connect_speedup.G11:connect_speedup.G15</svg:desc>
                </draw:g>
              </table:table-cell>
              <table:table-cell office:value-type="float" office:value="0.9076492261119">
                <text:p>0.9076492261119</text:p>
                <draw:g>
                  <svg:desc>connect_speedup.I11:connect_speedup.I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200005992711252">
                <text:p>0.200005992711252</text:p>
              </table:table-cell>
              <table:table-cell office:value-type="float" office:value="3">
                <text:p>3</text:p>
              </table:table-cell>
              <table:table-cell office:value-type="float" office:value="0.0689429645786884">
                <text:p>0.0689429645786884</text:p>
              </table:table-cell>
              <table:table-cell office:value-type="float" office:value="3">
                <text:p>3</text:p>
              </table:table-cell>
              <table:table-cell office:value-type="float" office:value="0.0167005599993617">
                <text:p>0.0167005599993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33181017584332">
                <text:p>0.133181017584332</text:p>
              </table:table-cell>
              <table:table-cell office:value-type="float" office:value="4">
                <text:p>4</text:p>
              </table:table-cell>
              <table:table-cell office:value-type="float" office:value="0.0667303841260418">
                <text:p>0.0667303841260418</text:p>
              </table:table-cell>
              <table:table-cell office:value-type="float" office:value="4">
                <text:p>4</text:p>
              </table:table-cell>
              <table:table-cell office:value-type="float" office:value="0.871579466839823">
                <text:p>0.871579466839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634069062381444">
                <text:p>0.0634069062381444</text:p>
              </table:table-cell>
              <table:table-cell office:value-type="float" office:value="5">
                <text:p>5</text:p>
              </table:table-cell>
              <table:table-cell office:value-type="float" office:value="0.0513390122953857">
                <text:p>0.0513390122953857</text:p>
              </table:table-cell>
              <table:table-cell office:value-type="float" office:value="5">
                <text:p>5</text:p>
              </table:table-cell>
              <table:table-cell office:value-type="float" office:value="0.0134500478647902">
                <text:p>0.01345004786479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874452796643046">
                <text:p>0.0874452796643046</text:p>
              </table:table-cell>
              <table:table-cell office:value-type="float" office:value="6">
                <text:p>6</text:p>
              </table:table-cell>
              <table:table-cell office:value-type="float" office:value="0.045531202035204">
                <text:p>0.045531202035204</text:p>
              </table:table-cell>
              <table:table-cell office:value-type="float" office:value="6">
                <text:p>6</text:p>
              </table:table-cell>
              <table:table-cell office:value-type="float" office:value="0.0151367025253003">
                <text:p>0.01513670252530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8.989cm" xlink:href=".." xlink:type="simple" chart:class="chart:scatter" chart:style-name="ch1">
        <chart:legend chart:legend-position="end" svg:x="13.599cm" svg:y="3.697cm" style:legend-expansion="high" chart:style-name="ch2"/>
        <chart:plot-area chart:style-name="ch3" table:cell-range-address="'devstone_parallel_data_plot 30x30'.I3:'devstone_parallel_data_plot 30x30'.I7 'devstone_parallel_data_plot 30x30'.H3:'devstone_parallel_data_plot 30x30'.H3 'devstone_parallel_data_plot 30x30'.N3:'devstone_parallel_data_plot 30x30'.N7 'devstone_parallel_data_plot 30x30'.P3:'devstone_parallel_data_plot 30x30'.P3 'devstone_parallel_data_plot 30x30'.V3:'devstone_parallel_data_plot 30x30'.V7 'devstone_parallel_data_plot 30x30'.A10:'devstone_parallel_data_plot 30x30'.A10 'devstone_parallel_data_plot 30x30'.N12:'devstone_parallel_data_plot 30x30'.N16" chart:data-source-has-labels="row" svg:x="1.331cm" svg:y="0.179cm" svg:width="11.948cm" svg:height="7.65cm">
          <chartooo:coordinate-region svg:x="1.767cm" svg:y="0.378cm" svg:width="11.418cm" svg:height="6.804cm"/>
          <chart:axis chart:dimension="x" chart:name="primary-x" chart:style-name="ch4">
            <chart:title svg:x="6.057cm" svg:y="8.008cm" chart:style-name="ch5">
              <text:p>number of cores</text:p>
            </chart:title>
          </chart:axis>
          <chart:axis chart:dimension="y" chart:name="primary-y" chart:style-name="ch6">
            <chart:title svg:x="0.451cm" svg:y="4.709cm" chart:style-name="ch7">
              <text:p>speedup</text:p>
            </chart:title>
            <chart:grid chart:style-name="ch8" chart:class="major"/>
          </chart:axis>
          <chart:series chart:style-name="ch9" chart:values-cell-range-address="'devstone_parallel_data_plot 30x30'.N3:'devstone_parallel_data_plot 30x30'.N7" chart:label-cell-address="'devstone_parallel_data_plot 30x30'.H3:'devstone_parallel_data_plot 30x30'.H3" chart:class="chart:scatter">
            <chart:domain table:cell-range-address="'devstone_parallel_data_plot 30x30'.I3:'devstone_parallel_data_plot 30x30'.I7"/>
            <chart:data-point chart:repeated="5"/>
          </chart:series>
          <chart:series chart:style-name="ch10" chart:values-cell-range-address="'devstone_parallel_data_plot 30x30'.V3:'devstone_parallel_data_plot 30x30'.V7" chart:label-cell-address="'devstone_parallel_data_plot 30x30'.P3:'devstone_parallel_data_plot 30x30'.P3" chart:class="chart:scatter">
            <chart:domain table:cell-range-address="'devstone_parallel_data_plot 30x30'.Q3:'devstone_parallel_data_plot 30x30'.Q7"/>
            <chart:data-point chart:repeated="5"/>
          </chart:series>
          <chart:series chart:style-name="ch11" chart:values-cell-range-address="'devstone_parallel_data_plot 30x30'.N12:'devstone_parallel_data_plot 30x30'.N16" chart:label-cell-address="'devstone_parallel_data_plot 30x30'.A10:'devstone_parallel_data_plot 30x30'.A10" chart:class="chart:scatter">
            <chart:domain table:cell-range-address="'devstone_parallel_data_plot 30x30'.I12:'devstone_parallel_data_plot 30x30'.I16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pdevs</text:p>
                <draw:g>
                  <svg:desc>'devstone_parallel_data_plot 30x30'.H3:'devstone_parallel_data_plot 30x30'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opdevs</text:p>
                <draw:g>
                  <svg:desc>'devstone_parallel_data_plot 30x30'.P3:'devstone_parallel_data_plot 30x30'.P3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adevs</text:p>
                <draw:g>
                  <svg:desc>'devstone_parallel_data_plot 30x30'.A10:'devstone_parallel_data_plot 30x30'.A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devstone_parallel_data_plot 30x30'.I3:'devstone_parallel_data_plot 30x30'.I7</svg:desc>
                </draw:g>
              </table:table-cell>
              <table:table-cell office:value-type="float" office:value="2.07375630381614">
                <text:p>2.07375630381614</text:p>
                <draw:g>
                  <svg:desc>'devstone_parallel_data_plot 30x30'.N3:'devstone_parallel_data_plot 30x30'.N7</svg:desc>
                </draw:g>
              </table:table-cell>
              <table:table-cell office:value-type="float" office:value="2">
                <text:p>2</text:p>
                <draw:g>
                  <svg:desc>'devstone_parallel_data_plot 30x30'.Q3:'devstone_parallel_data_plot 30x30'.Q7</svg:desc>
                </draw:g>
              </table:table-cell>
              <table:table-cell office:value-type="float" office:value="0.942701833477483">
                <text:p>0.942701833477483</text:p>
                <draw:g>
                  <svg:desc>'devstone_parallel_data_plot 30x30'.V3:'devstone_parallel_data_plot 30x30'.V7</svg:desc>
                </draw:g>
              </table:table-cell>
              <table:table-cell office:value-type="float" office:value="2">
                <text:p>2</text:p>
                <draw:g>
                  <svg:desc>'devstone_parallel_data_plot 30x30'.I12:'devstone_parallel_data_plot 30x30'.I16</svg:desc>
                </draw:g>
              </table:table-cell>
              <table:table-cell office:value-type="float" office:value="1.21198333731334">
                <text:p>1.21198333731334</text:p>
                <draw:g>
                  <svg:desc>'devstone_parallel_data_plot 30x30'.N12:'devstone_parallel_data_plot 30x30'.N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02013049440005">
                <text:p>3.02013049440005</text:p>
              </table:table-cell>
              <table:table-cell office:value-type="float" office:value="3">
                <text:p>3</text:p>
              </table:table-cell>
              <table:table-cell office:value-type="float" office:value="1.43781754512648">
                <text:p>1.43781754512648</text:p>
              </table:table-cell>
              <table:table-cell office:value-type="float" office:value="3">
                <text:p>3</text:p>
              </table:table-cell>
              <table:table-cell office:value-type="float" office:value="1.42455142709585">
                <text:p>1.424551427095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84665984048932">
                <text:p>3.84665984048932</text:p>
              </table:table-cell>
              <table:table-cell office:value-type="float" office:value="4">
                <text:p>4</text:p>
              </table:table-cell>
              <table:table-cell office:value-type="float" office:value="1.85399176943651">
                <text:p>1.85399176943651</text:p>
              </table:table-cell>
              <table:table-cell office:value-type="float" office:value="4">
                <text:p>4</text:p>
              </table:table-cell>
              <table:table-cell office:value-type="float" office:value="1.56225335914431">
                <text:p>1.562253359144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.24593124795654">
                <text:p>5.24593124795654</text:p>
              </table:table-cell>
              <table:table-cell office:value-type="float" office:value="5">
                <text:p>5</text:p>
              </table:table-cell>
              <table:table-cell office:value-type="float" office:value="2.14777482962954">
                <text:p>2.14777482962954</text:p>
              </table:table-cell>
              <table:table-cell office:value-type="float" office:value="5">
                <text:p>5</text:p>
              </table:table-cell>
              <table:table-cell office:value-type="float" office:value="1.7153329467603">
                <text:p>1.71533294676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.63243843696841">
                <text:p>5.63243843696841</text:p>
              </table:table-cell>
              <table:table-cell office:value-type="float" office:value="6">
                <text:p>6</text:p>
              </table:table-cell>
              <table:table-cell office:value-type="float" office:value="2.19289669729277">
                <text:p>2.19289669729277</text:p>
              </table:table-cell>
              <table:table-cell office:value-type="float" office:value="6">
                <text:p>6</text:p>
              </table:table-cell>
              <table:table-cell office:value-type="float" office:value="1.90176186081437">
                <text:p>1.901761860814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b2b2b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ccc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cm" svg:height="8.835cm" xlink:href=".." xlink:type="simple" chart:class="chart:bar" chart:style-name="ch1">
        <chart:legend chart:legend-position="end" svg:x="13.376cm" svg:y="3.122cm" style:legend-expansion="high" chart:style-name="ch2"/>
        <chart:plot-area chart:style-name="ch3" table:cell-range-address="'memory usage'.A1:'memory usage'.F4" chart:data-source-has-labels="both" svg:x="0.318cm" svg:y="0.296cm" svg:width="13.136cm" svg:height="8.067cm">
          <chartooo:coordinate-region svg:x="2.448cm" svg:y="0.944cm" svg:width="10.541cm" svg:height="7.419cm"/>
          <chart:axis chart:dimension="x" chart:name="primary-x" chart:style-name="ch4" chartooo:axis-type="auto">
            <chartooo:date-scale/>
            <chart:categories table:cell-range-address="'memory usage'.A2:'memory usage'.A4"/>
          </chart:axis>
          <chart:axis chart:dimension="y" chart:name="primary-y" chart:style-name="ch5">
            <chart:title svg:x="6.564cm" svg:y="8.275cm" chart:style-name="ch6">
              <text:p>MiB</text:p>
            </chart:title>
            <chart:grid chart:style-name="ch7" chart:class="major"/>
          </chart:axis>
          <chart:series chart:style-name="ch8" chart:values-cell-range-address="'memory usage'.B2:'memory usage'.B4" chart:label-cell-address="'memory usage'.B1:'memory usage'.B1" chart:class="chart:bar">
            <chart:data-point chart:repeated="3"/>
          </chart:series>
          <chart:series chart:style-name="ch9" chart:values-cell-range-address="'memory usage'.C2:'memory usage'.C4" chart:label-cell-address="'memory usage'.C1:'memory usage'.C1" chart:class="chart:bar">
            <chart:data-point chart:repeated="3"/>
          </chart:series>
          <chart:series chart:style-name="ch10" chart:values-cell-range-address="'memory usage'.D2:'memory usage'.D4" chart:label-cell-address="'memory usage'.D1:'memory usage'.D1" chart:class="chart:bar">
            <chart:data-point chart:repeated="3"/>
          </chart:series>
          <chart:series chart:style-name="ch11" chart:values-cell-range-address="'memory usage'.E2:'memory usage'.E4" chart:label-cell-address="'memory usage'.E1:'memory usage'.E1" chart:class="chart:bar">
            <chart:data-point chart:repeated="3"/>
          </chart:series>
          <chart:series chart:style-name="ch12" chart:values-cell-range-address="'memory usage'.F2:'memory usage'.F4" chart:label-cell-address="'memory usage'.F1:'memory usage'.F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xex single</text:p>
                <draw:g>
                  <svg:desc>'memory usage'.B1:'memory usage'.B1</svg:desc>
                </draw:g>
              </table:table-cell>
              <table:table-cell office:value-type="string">
                <text:p>dxex opt</text:p>
                <draw:g>
                  <svg:desc>'memory usage'.C1:'memory usage'.C1</svg:desc>
                </draw:g>
              </table:table-cell>
              <table:table-cell office:value-type="string">
                <text:p>dxex cons</text:p>
                <draw:g>
                  <svg:desc>'memory usage'.D1:'memory usage'.D1</svg:desc>
                </draw:g>
              </table:table-cell>
              <table:table-cell office:value-type="string">
                <text:p>adevs single</text:p>
                <draw:g>
                  <svg:desc>'memory usage'.E1:'memory usage'.E1</svg:desc>
                </draw:g>
              </table:table-cell>
              <table:table-cell office:value-type="string">
                <text:p>adevs cons</text:p>
                <draw:g>
                  <svg:desc>'memory usage'.F1:'memory usage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VStone</text:p>
                <draw:g>
                  <svg:desc>'memory usage'.A2:'memory usage'.A4</svg:desc>
                </draw:g>
              </table:table-cell>
              <table:table-cell office:value-type="float" office:value="40">
                <text:p>40</text:p>
                <draw:g>
                  <svg:desc>'memory usage'.B2:'memory usage'.B4</svg:desc>
                </draw:g>
              </table:table-cell>
              <table:table-cell office:value-type="float" office:value="835">
                <text:p>835</text:p>
                <draw:g>
                  <svg:desc>'memory usage'.C2:'memory usage'.C4</svg:desc>
                </draw:g>
              </table:table-cell>
              <table:table-cell office:value-type="float" office:value="75">
                <text:p>75</text:p>
                <draw:g>
                  <svg:desc>'memory usage'.D2:'memory usage'.D4</svg:desc>
                </draw:g>
              </table:table-cell>
              <table:table-cell office:value-type="float" office:value="41.6">
                <text:p>41.6</text:p>
                <draw:g>
                  <svg:desc>'memory usage'.E2:'memory usage'.E4</svg:desc>
                </draw:g>
              </table:table-cell>
              <table:table-cell office:value-type="float" office:value="67.7">
                <text:p>67.7</text:p>
                <draw:g>
                  <svg:desc>'memory usage'.F2:'memory usage'.F4</svg:desc>
                </draw:g>
              </table:table-cell>
            </table:table-row>
            <table:table-row>
              <table:table-cell office:value-type="string">
                <text:p>Phold</text:p>
              </table:table-cell>
              <table:table-cell office:value-type="float" office:value="35">
                <text:p>35</text:p>
              </table:table-cell>
              <table:table-cell office:value-type="float" office:value="93.5">
                <text:p>93.5</text:p>
              </table:table-cell>
              <table:table-cell office:value-type="float" office:value="40.7">
                <text:p>40.7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connect</text:p>
              </table:table-cell>
              <table:table-cell office:value-type="float" office:value="32.7">
                <text:p>32.7</text:p>
              </table:table-cell>
              <table:table-cell office:value-type="float" office:value="2048">
                <text:p>2048</text:p>
              </table:table-cell>
              <table:table-cell office:value-type="float" office:value="65.7">
                <text:p>65.7</text:p>
              </table:table-cell>
              <table:table-cell office:value-type="float" office:value="36.6">
                <text:p>36.6</text:p>
              </table:table-cell>
              <table:table-cell office:value-type="float" office:value="60.6">
                <text:p>60.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